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paragraph-properties fo:text-align="justify" style:justify-single-word="false"/>
      <style:text-properties fo:language="en" fo:country="US"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Normál">
      <style:paragraph-properties fo:orphans="2" fo:widows="2" fo:hyphenation-ladder-count="no-limit" style:vertical-align="auto"/>
      <style:text-properties fo:language="en" fo:country="US" fo:hyphenate="true" fo:hyphenation-remain-char-count="0" fo:hyphenation-push-char-count="0"/>
    </style:style>
    <style:style style:name="P8" style:family="paragraph" style:parent-style-name="Preformatted_20_Text">
      <style:paragraph-properties fo:background-color="#cccccc">
        <style:background-image/>
      </style:paragraph-properties>
      <style:text-properties fo:language="en" fo:country="US"/>
    </style:style>
    <style:style style:name="P9" style:family="paragraph" style:parent-style-name="Standard">
      <style:paragraph-properties fo:margin-left="1.4772in" fo:margin-right="0in" fo:text-indent="0.4925in" style:auto-text-indent="false">
        <style:tab-stops/>
      </style:paragraph-properties>
      <style:text-properties fo:language="en" fo:country="US"/>
    </style:style>
    <style:style style:name="P10" style:family="paragraph" style:parent-style-name="Standard">
      <style:paragraph-properties fo:margin-left="0.9846in" fo:margin-right="0in" fo:text-indent="0in" style:auto-text-indent="false">
        <style:tab-stops/>
      </style:paragraph-properties>
      <style:text-properties fo:language="en" fo:country="US"/>
    </style:style>
    <style:style style:name="P11" style:family="paragraph" style:parent-style-name="Standard" style:list-style-name="L1">
      <style:text-properties fo:language="en" fo:country="US"/>
    </style:style>
    <style:style style:name="P12" style:family="paragraph" style:parent-style-name="Standard" style:list-style-name="L4">
      <style:paragraph-properties fo:text-align="justify" style:justify-single-word="false"/>
      <style:text-properties fo:language="en" fo:country="US"/>
    </style:style>
    <style:style style:name="P13" style:family="paragraph" style:parent-style-name="Standard" style:list-style-name="L5">
      <style:paragraph-properties fo:text-align="justify" style:justify-single-word="false"/>
      <style:text-properties fo:language="en" fo:country="US"/>
    </style:style>
    <style:style style:name="P14" style:family="paragraph" style:parent-style-name="Standard" style:list-style-name="L3"/>
    <style:style style:name="P15" style:family="paragraph" style:parent-style-name="Standard" style:list-style-name="L3">
      <style:paragraph-properties fo:text-align="justify" style:justify-single-word="false"/>
    </style:style>
    <style:style style:name="P16" style:family="paragraph" style:parent-style-name="Standard" style:list-style-name="L2">
      <style:paragraph-properties fo:margin-left="0.9846in" fo:margin-right="0in" fo:text-indent="0in" style:auto-text-indent="false">
        <style:tab-stops/>
      </style:paragraph-properties>
    </style:style>
    <style:style style:name="P17" style:family="paragraph" style:parent-style-name="Heading_20_1">
      <style:paragraph-properties fo:text-align="center" style:justify-single-word="false"/>
      <style:text-properties fo:language="en" fo:country="US"/>
    </style:style>
    <style:style style:name="P18" style:family="paragraph" style:parent-style-name="Heading_20_1" style:master-page-name="MP0">
      <style:paragraph-properties fo:text-align="center" style:justify-single-word="false" style:page-number="auto" fo:break-before="page"/>
      <style:text-properties fo:language="en" fo:country="US"/>
    </style:style>
    <style:style style:name="P19"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7" text:outline-level="1">Arrowhead Service Registry Core Service 4.1.3 ­ Release Notes</text:h>
      <text:h text:style-name="P17" text:outline-level="1"><text:s/></text:h>
      <text:p text:style-name="P1"/>
      <text:p text:style-name="P2">In Arrowhead version 4.1.3, the whole codebase of the Arrowhead framework has been rewritten using Spring Boot technology. We believe the new version is better both in code quality, performance and robustness. It is easier to use, maintain and improve.</text:p>
      <text:p text:style-name="P2">However, this means that Arrowhead version 4.1.3 is NOT compatible with providers and consumers written for version 4.1.2 because the changes affect not just the backend but the public interface of the core services, too.</text:p>
      <text:p text:style-name="P2">This document describes the new public API of the Arrowhead Service Registry Core Service 4.1.3 and shows the key differences between the new interface and the old one.</text:p>
      <text:h text:style-name="P19" text:outline-level="2">Client Services</text:h>
      <text:p text:style-name="P1">These services can be used by providers and consumers of the Arrowhead Cloud. All date fields contain the text representation of a UTC timestamp.</text:p>
      <text:p text:style-name="P1"/>
      <text:p text:style-name="Standard"><text:span text:style-name="Bekezdés_20_alapbetűtípusa"><text:span text:style-name="T2">Uri</text:span></text:span><text:span text:style-name="Bekezdés_20_alapbetűtípusa"><text:span text:style-name="T1">: /serviceregistry/echo</text:span></text:span></text:p>
      <text:p text:style-name="Standard"><text:span text:style-name="Bekezdés_20_alapbetűtípusa"><text:span text:style-name="T2">Type</text:span></text:span><text:span text:style-name="Bekezdés_20_alapbetűtípusa"><text:span text:style-name="T1">: GET</text:span></text:span></text:p>
      <text:p text:style-name="P1"/>
      <text:p text:style-name="P2">Returns a “Got it” message with the purpose of testing the core service availability.</text:p>
      <text:p text:style-name="P1"/>
      <text:p text:style-name="Standard"><text:span text:style-name="Bekezdés_20_alapbetűtípusa"><text:span text:style-name="T3">4.1.2 version</text:span></text:span><text:span text:style-name="Bekezdés_20_alapbetűtípusa"><text:span text:style-name="T1">: GET /serviceregistry</text:span></text:span></text:p>
      <text:p text:style-name="P2"/>
      <text:p text:style-name="Standard"><text:span text:style-name="Bekezdés_20_alapbetűtípusa"><text:span text:style-name="T2">Uri</text:span></text:span><text:span text:style-name="Bekezdés_20_alapbetűtípusa"><text:span text:style-name="T1">: /serviceregistry/query</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7">Returns Service Registry data that fits the input specification.</text:p>
      <text:p text:style-name="P2"/>
      <text:p text:style-name="P2">Input JSON structure:</text:p>
      <text:p text:style-name="P2"/>
      <text:p text:style-name="P8">{</text:p>
      <text:p text:style-name="P8"><text:s text:c="2"/>"serviceDefinitionRequirement": "string",</text:p>
      <text:p text:style-name="P8"><text:s text:c="2"/>"interfaceRequirements": [</text:p>
      <text:p text:style-name="P8"><text:s text:c="4"/>"string"</text:p>
      <text:p text:style-name="P8"><text:s text:c="2"/>],</text:p>
      <text:p text:style-name="P8"><text:s text:c="2"/>"securityRequirements": [</text:p>
      <text:p text:style-name="P8"><text:s text:c="4"/>"NOT_SECURE"</text:p>
      <text:p text:style-name="P8"><text:s text:c="2"/>],</text:p>
      <text:p text:style-name="P8"><text:s text:c="2"/>"metadataRequirements": {</text:p>
      <text:p text:style-name="P8"><text:s text:c="4"/>"additionalProp1": "string",</text:p>
      <text:p text:style-name="P8"><text:s text:c="4"/>"additionalProp2": "string",</text:p>
      <text:p text:style-name="P8"><text:s text:c="4"/>"additionalProp3": "string"</text:p>
      <text:p text:style-name="P8"><text:s text:c="2"/>},</text:p>
      <text:p text:style-name="P8"><text:s text:c="2"/>"versionRequirement": 0,</text:p>
      <text:p text:style-name="P8"><text:s text:c="2"/>"maxVersionRequirement": 0,</text:p>
      <text:p text:style-name="P8"><text:s text:c="2"/>"minVersionRequirement": 0,</text:p>
      <text:p text:style-name="P8"><text:s text:c="2"/>"pingProviders": true</text:p>
      <text:p text:style-name="P8">}</text:p>
      <text:p text:style-name="P1"/>
      <text:p text:style-name="P1">Mandatory fields: “serviceDefinitionRequirement”</text:p>
      <text:p text:style-name="P1"><text:soft-page-break/></text:p>
      <text:p text:style-name="P1">Valid interface name pattern: protocol-“SECURE” or “INSECURE”-format</text:p>
      <text:p text:style-name="P9">(e.g.: HTTPS-SECURE-JSON)</text:p>
      <text:p text:style-name="P1"/>
      <text:p text:style-name="P1">Possible values for “securityRequirements” are:</text:p>
      <text:list xml:id="list4987987688081229776" text:style-name="L1">
        <text:list-item>
          <text:p text:style-name="P11">NOT_SECURE</text:p>
        </text:list-item>
        <text:list-item>
          <text:p text:style-name="P11">CERTIFICATE</text:p>
        </text:list-item>
        <text:list-item>
          <text:p text:style-name="P11">TOKEN</text:p>
        </text:list-item>
        <text:list-item>
          <text:p text:style-name="P11">not defined, if you don’t want to filter on security type</text:p>
        </text:list-item>
      </text:list>
      <text:p text:style-name="P1"/>
      <text:p text:style-name="P1">Clients are allowed to query ONLY for the public core system services.</text:p>
      <text:p text:style-name="P1"/>
      <text:p text:style-name="P1">Returned JSON structure:</text:p>
      <text:p text:style-name="P1"/>
      <text:p text:style-name="P8">{</text:p>
      <text:p text:style-name="P8"><text:s text:c="2"/>"serviceQueryData": [</text:p>
      <text:p text:style-name="P8"><text:s text:c="4"/>{</text:p>
      <text:p text:style-name="P8"><text:s text:c="6"/>"id": 0,</text:p>
      <text:p text:style-name="P8"><text:s text:c="6"/>"serviceDefinition": {</text:p>
      <text:p text:style-name="P8"><text:s text:c="8"/>"id": 0,</text:p>
      <text:p text:style-name="P8"><text:s text:c="8"/>"serviceDefinition": "string",</text:p>
      <text:p text:style-name="P8"><text:s text:c="8"/>"createdAt": "string",</text:p>
      <text:p text:style-name="P8"><text:s text:c="8"/>"updatedAt": "string"</text:p>
      <text:p text:style-name="P8"><text:s text:c="6"/>},</text:p>
      <text:p text:style-name="P8"><text:s text:c="6"/>"provider": {</text:p>
      <text:p text:style-name="P8"><text:s text:c="8"/>"id": 0,</text:p>
      <text:p text:style-name="P8"><text:s text:c="8"/>"systemName": "string",</text:p>
      <text:p text:style-name="P8"><text:s text:c="8"/>"address": "string",</text:p>
      <text:p text:style-name="P8"><text:s text:c="8"/>"port": 0,</text:p>
      <text:p text:style-name="P8"><text:s text:c="8"/>"authenticationInfo": "string",</text:p>
      <text:p text:style-name="P8"><text:s text:c="8"/>"createdAt": "string",</text:p>
      <text:p text:style-name="P8"><text:s text:c="8"/>"updatedAt": "string"</text:p>
      <text:p text:style-name="P8"><text:s text:c="6"/>},</text:p>
      <text:p text:style-name="P8"><text:s text:c="6"/>"serviceUri": "string",</text:p>
      <text:p text:style-name="P8"><text:s text:c="6"/>"endOfValidity": "string",</text:p>
      <text:p text:style-name="P8"><text:s text:c="6"/>"secure": "NOT_SECURE",</text:p>
      <text:p text:style-name="P8"><text:s text:c="6"/>"metadata": {</text:p>
      <text:p text:style-name="P8"><text:s text:c="8"/>"additionalProp1": "string",</text:p>
      <text:p text:style-name="P8"><text:s text:c="8"/>"additionalProp2": "string",</text:p>
      <text:p text:style-name="P8"><text:s text:c="8"/>"additionalProp3": "string"</text:p>
      <text:p text:style-name="P8"><text:s text:c="6"/>},</text:p>
      <text:p text:style-name="P8"><text:s text:c="6"/>"version": 0,</text:p>
      <text:p text:style-name="P8"><text:s text:c="6"/>"interfaces": [</text:p>
      <text:p text:style-name="P8"><text:s text:c="8"/>{</text:p>
      <text:p text:style-name="P8"><text:s text:c="10"/>"id": 0,</text:p>
      <text:p text:style-name="P8"><text:s text:c="10"/>"interfaceName": "string",</text:p>
      <text:p text:style-name="P8"><text:s text:c="10"/>"createdAt": "string",</text:p>
      <text:p text:style-name="P8"><text:s text:c="10"/>"updatedAt": "string"</text:p>
      <text:p text:style-name="P8"><text:s text:c="8"/>}</text:p>
      <text:p text:style-name="P8"><text:s text:c="6"/>],</text:p>
      <text:p text:style-name="P8"><text:s text:c="6"/>"createdAt": "string",</text:p>
      <text:p text:style-name="P8"><text:s text:c="6"/>"updatedAt": "string"</text:p>
      <text:p text:style-name="P8"><text:s text:c="4"/>}</text:p>
      <text:p text:style-name="P8"><text:s text:c="2"/>],</text:p>
      <text:p text:style-name="P8"><text:s text:c="2"/>"unfilteredHits": 0</text:p>
      <text:p text:style-name="P8">}</text:p>
      <text:p text:style-name="P3"/>
      <text:p text:style-name="Standard"><text:span text:style-name="Bekezdés_20_alapbetűtípusa"><text:span text:style-name="T3">4.1.2 version</text:span></text:span><text:span text:style-name="Bekezdés_20_alapbetűtípusa"><text:span text:style-name="T1">: PUT /serviceregistry /query</text:span></text:span></text:p>
      <text:p text:style-name="P2">This version always returned the records in an array of JSON objects. The response did not contain <text:soft-page-break/>any information about the unfiltered hits and the objects did not contain any modification related time stamp information. Interfaces and metadata were bound to the service definition and security type was not defined. Service Registry object did contain an unnecessary “udp” flag beside the interface definition.</text:p>
      <text:p text:style-name="P1"/>
      <text:p text:style-name="Standard"><text:span text:style-name="Bekezdés_20_alapbetűtípusa"><text:span text:style-name="T2">Uri</text:span></text:span><text:span text:style-name="Bekezdés_20_alapbetűtípusa"><text:span text:style-name="T1">: /serviceregistry/register</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2">Registers a service. A provider is allowed to register only its own services. It means that provider system name and certificate common name must match for successful registration.</text:p>
      <text:p text:style-name="P1"/>
      <text:p text:style-name="P2">Input JSON structure:</text:p>
      <text:p text:style-name="P1"/>
      <text:p text:style-name="P8">{</text:p>
      <text:p text:style-name="P8"><text:s text:c="2"/>"serviceDefinition": "string",</text:p>
      <text:p text:style-name="P8"><text:s text:c="2"/>"providerSystem": {</text:p>
      <text:p text:style-name="P8"><text:s text:c="4"/>"systemName": "string",</text:p>
      <text:p text:style-name="P8"><text:s text:c="4"/>"address": "string",</text:p>
      <text:p text:style-name="P8"><text:s text:c="4"/>"port": 0,</text:p>
      <text:p text:style-name="P8"><text:s text:c="4"/>"authenticationInfo": "string"</text:p>
      <text:p text:style-name="P8"><text:s text:c="2"/>},</text:p>
      <text:p text:style-name="P8"><text:s text:c="2"/>"serviceUri": "string",</text:p>
      <text:p text:style-name="P8"><text:s text:c="2"/>"endOfValidity": "string",</text:p>
      <text:p text:style-name="P8"><text:s text:c="2"/>"secure": "NOT_SECURE",</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version": 0,</text:p>
      <text:p text:style-name="P8"><text:s text:c="2"/>"interfaces": [</text:p>
      <text:p text:style-name="P8"><text:s text:c="4"/>"string"</text:p>
      <text:p text:style-name="P8"><text:s text:c="2"/>]</text:p>
      <text:p text:style-name="P8">}</text:p>
      <text:p text:style-name="P1"/>
      <text:p text:style-name="P1">Mandatory fields: “serviceDefinition”, “providerSystem”, “serviceUri”, “interfaces”</text:p>
      <text:p text:style-name="P1"/>
      <text:p text:style-name="P1">Valid interface name pattern: protocol-“SECURE” or “INSECURE”-format</text:p>
      <text:p text:style-name="P9">(e.g.: HTTPS-SECURE-JSON)</text:p>
      <text:p text:style-name="P1"/>
      <text:p text:style-name="P1">Possible values for “secure” are:</text:p>
      <text:list xml:id="list29217384" text:continue-numbering="true" text:style-name="L1">
        <text:list-item>
          <text:p text:style-name="P11">NOT_SECURE (used value when field not defined)</text:p>
        </text:list-item>
        <text:list-item>
          <text:p text:style-name="P11">CERTIFICATE</text:p>
        </text:list-item>
        <text:list-item>
          <text:p text:style-name="P11">TOKEN</text:p>
        </text:list-item>
      </text:list>
      <text:p text:style-name="P1"/>
      <text:p text:style-name="P1">Returned JSON structure:</text:p>
      <text:p text:style-name="P1"/>
      <text:p text:style-name="P8">{</text:p>
      <text:p text:style-name="P8"><text:s text:c="2"/>"id": 0,</text:p>
      <text:p text:style-name="P8"><text:s text:c="2"/>"serviceDefinition": {</text:p>
      <text:p text:style-name="P8"><text:s text:c="4"/>"id": 0,</text:p>
      <text:p text:style-name="P8"><text:s text:c="4"/>"serviceDefinition": "string",</text:p>
      <text:p text:style-name="P8"><text:s text:c="4"/>"createdAt": "string",</text:p>
      <text:p text:style-name="P8"><text:s text:c="4"/>"updatedAt": "string"</text:p>
      <text:p text:style-name="P8"><text:s text:c="2"/>},</text:p>
      <text:p text:style-name="P8"><text:s text:c="2"/>"provider": {</text:p>
      <text:p text:style-name="P8"><text:s text:c="4"/>"id": 0,</text:p>
      <text:p text:style-name="P8"><text:s text:c="4"/>"systemName": "string",</text:p>
      <text:p text:style-name="P8"><text:soft-page-break/><text:s text:c="4"/>"address": "string",</text:p>
      <text:p text:style-name="P8"><text:s text:c="4"/>"port": 0,</text:p>
      <text:p text:style-name="P8"><text:s text:c="4"/>"authenticationInfo": "string",</text:p>
      <text:p text:style-name="P8"><text:s text:c="4"/>"createdAt": "string",</text:p>
      <text:p text:style-name="P8"><text:s text:c="4"/>"updatedAt": "string"</text:p>
      <text:p text:style-name="P8"><text:s text:c="2"/>},</text:p>
      <text:p text:style-name="P8"><text:s text:c="2"/>"serviceUri": "string",</text:p>
      <text:p text:style-name="P8"><text:s text:c="2"/>"endOfValidity": "string",</text:p>
      <text:p text:style-name="P8"><text:s text:c="2"/>"secure": "NOT_SECURE",</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version": 0,</text:p>
      <text:p text:style-name="P8"><text:s text:c="2"/>"interfaces": [</text:p>
      <text:p text:style-name="P8"><text:s text:c="4"/>{</text:p>
      <text:p text:style-name="P8"><text:s text:c="6"/>"id": 0,</text:p>
      <text:p text:style-name="P8"><text:s text:c="6"/>"interfaceName": "string",</text:p>
      <text:p text:style-name="P8"><text:s text:c="6"/>"createdAt": "string",</text:p>
      <text:p text:style-name="P8"><text:s text:c="6"/>"updatedAt": "string"</text:p>
      <text:p text:style-name="P8"><text:s text:c="4"/>}</text:p>
      <text:p text:style-name="P8"><text:s text:c="2"/>],</text:p>
      <text:p text:style-name="P8"><text:s text:c="2"/>"createdAt": "string",</text:p>
      <text:p text:style-name="P8"><text:s text:c="2"/>"updatedAt": "string"</text:p>
      <text:p text:style-name="P8">}</text:p>
      <text:p text:style-name="P1"/>
      <text:p text:style-name="Standard"><text:span text:style-name="Bekezdés_20_alapbetűtípusa"><text:span text:style-name="T3">4.1.2 version</text:span></text:span><text:span text:style-name="Bekezdés_20_alapbetűtípusa"><text:span text:style-name="T1">: POST /serviceregistry /register</text:span></text:span></text:p>
      <text:p text:style-name="P2">In this version interfaces and metadata were bound to the service definition and security type was not defined at all. The response object did not contain any modification related time stamp information. Service Registry object did contain an unnecessary “udp” flag beside the interface definition.</text:p>
      <text:p text:style-name="P1"/>
      <text:p text:style-name="Standard"><text:span text:style-name="Bekezdés_20_alapbetűtípusa"><text:span text:style-name="T2">Uri</text:span></text:span><text:span text:style-name="Bekezdés_20_alapbetűtípusa"><text:span text:style-name="T1">: /serviceregistry/unregister</text:span></text:span></text:p>
      <text:p text:style-name="Standard"><text:span text:style-name="Bekezdés_20_alapbetűtípusa"><text:span text:style-name="T2">Type</text:span></text:span><text:span text:style-name="Bekezdés_20_alapbetűtípusa"><text:span text:style-name="T1">: DELETE</text:span></text:span></text:p>
      <text:p text:style-name="P4">Query params:</text:p>
      <text:list xml:id="list3515450526792166993" text:style-name="L2">
        <text:list-item>
          <text:p text:style-name="P16"><text:span text:style-name="Bekezdés_20_alapbetűtípusa"><text:span text:style-name="T3">service_definition </text:span></text:span><text:span text:style-name="Bekezdés_20_alapbetűtípusa"><text:span text:style-name="T1">– name of service to be removed</text:span></text:span></text:p>
        </text:list-item>
        <text:list-item>
          <text:p text:style-name="P16"><text:span text:style-name="Bekezdés_20_alapbetűtípusa"><text:span text:style-name="T3">system_name </text:span></text:span><text:span text:style-name="Bekezdés_20_alapbetűtípusa"><text:span text:style-name="T1">– name of provider</text:span></text:span></text:p>
        </text:list-item>
        <text:list-item>
          <text:p text:style-name="P16"><text:span text:style-name="Bekezdés_20_alapbetűtípusa"><text:span text:style-name="T3">address</text:span></text:span><text:span text:style-name="Bekezdés_20_alapbetűtípusa"><text:span text:style-name="T3"> </text:span></text:span><text:span text:style-name="Bekezdés_20_alapbetűtípusa"><text:span text:style-name="T1">– address where the service was available from</text:span></text:span></text:p>
        </text:list-item>
        <text:list-item>
          <text:p text:style-name="P16"><text:span text:style-name="Bekezdés_20_alapbetűtípusa"><text:span text:style-name="T3">port</text:span></text:span><text:span text:style-name="Bekezdés_20_alapbetűtípusa"><text:span text:style-name="T3"> </text:span></text:span><text:span text:style-name="Bekezdés_20_alapbetűtípusa"><text:span text:style-name="T1">– port where the service was available from</text:span></text:span></text:p>
        </text:list-item>
      </text:list>
      <text:p text:style-name="P1"/>
      <text:p text:style-name="P1">Removes a registered service. A provider is allowed to unregister only its own services. It means that provider system name and certificate common name must match for successful unregistration.</text:p>
      <text:p text:style-name="P1"/>
      <text:p text:style-name="Standard"><text:span text:style-name="Bekezdés_20_alapbetűtípusa"><text:span text:style-name="T3">4.1.2 version</text:span></text:span><text:span text:style-name="Bekezdés_20_alapbetűtípusa"><text:span text:style-name="T1">: PUT / serviceregistry/remove</text:span></text:span></text:p>
      <text:p text:style-name="P1">In this version the input was a JSON object with many unnecessary information.</text:p>
      <text:h text:style-name="P19" text:outline-level="2">Management Services</text:h>
      <text:p text:style-name="P2">These services can only be used by the system operator of the local cloud. All date fields contain the text representation of a UTC timestamp.</text:p>
      <text:p text:style-name="P2"/>
      <text:p text:style-name="Standard"><text:span text:style-name="Bekezdés_20_alapbetűtípusa"><text:span text:style-name="T2">Uri</text:span></text:span><text:span text:style-name="Bekezdés_20_alapbetűtípusa"><text:span text:style-name="T1">: /serviceregistry/mgmt</text:span></text:span></text:p>
      <text:p text:style-name="Standard"><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4">Query params</text:span></text:span>:</text:p>
      <text:list xml:id="list6188893886558437534" text:style-name="L3">
        <text:list-item>
          <text:p text:style-name="P14"><text:span text:style-name="Bekezdés_20_alapbetűtípusa"><text:span text:style-name="T5">page</text:span></text:span> – zero-based page index (optional),</text:p>
        </text:list-item>
        <text:list-item>
          <text:p text:style-name="P14"><text:span text:style-name="Bekezdés_20_alapbetűtípusa"><text:span text:style-name="T5">item_per_page</text:span></text:span> – maximum number of items returned (optional),</text:p>
        </text:list-item>
        <text:list-item>
          <text:p text:style-name="P14"><text:soft-page-break/><text:span text:style-name="Bekezdés_20_alapbetűtípusa"><text:span text:style-name="T5">sort_field</text:span></text:span> – sort field (optional, default: id, possible values: id, createdAt, updatedAt),</text:p>
        </text:list-item>
        <text:list-item>
          <text:p text:style-name="P14"><text:span text:style-name="Bekezdés_20_alapbetűtípusa"><text:span text:style-name="T5">direction</text:span></text:span> – direction of sorting (optional, default: ASC, possible values: ASC or DESC)</text:p>
        </text:list-item>
      </text:list>
      <text:p text:style-name="P6">Returns a page of service registry records. If page and item_per_page are not defined, returns all records.</text:p>
      <text:p text:style-name="P10"/>
      <text:p text:style-name="P1">Returned JSON structure:</text:p>
      <text:p text:style-name="P2"/>
      <text:p text:style-name="P8">{</text:p>
      <text:p text:style-name="P8"><text:s text:c="2"/>"data": [</text:p>
      <text:p text:style-name="P8"><text:s text:c="4"/>{</text:p>
      <text:p text:style-name="P8"><text:s text:c="6"/>"id": 0,</text:p>
      <text:p text:style-name="P8"><text:s text:c="6"/>"serviceDefinition": {</text:p>
      <text:p text:style-name="P8"><text:s text:c="8"/>"id": 0,</text:p>
      <text:p text:style-name="P8"><text:s text:c="8"/>"serviceDefinition": "string",</text:p>
      <text:p text:style-name="P8"><text:s text:c="8"/>"createdAt": "string",</text:p>
      <text:p text:style-name="P8"><text:s text:c="8"/>"updatedAt": "string"</text:p>
      <text:p text:style-name="P8"><text:s text:c="6"/>},</text:p>
      <text:p text:style-name="P8"><text:s text:c="6"/>"provider": {</text:p>
      <text:p text:style-name="P8"><text:s text:c="8"/>"id": 0,</text:p>
      <text:p text:style-name="P8"><text:s text:c="8"/>"systemName": "string",</text:p>
      <text:p text:style-name="P8"><text:s text:c="8"/>"address": "string",</text:p>
      <text:p text:style-name="P8"><text:s text:c="8"/>"port": 0,</text:p>
      <text:p text:style-name="P8"><text:s text:c="8"/>"authenticationInfo": "string",</text:p>
      <text:p text:style-name="P8"><text:s text:c="8"/>"createdAt": "string",</text:p>
      <text:p text:style-name="P8"><text:s text:c="8"/>"updatedAt": "string"</text:p>
      <text:p text:style-name="P8"><text:s text:c="6"/>},</text:p>
      <text:p text:style-name="P8"><text:s text:c="6"/>"serviceUri": "string",</text:p>
      <text:p text:style-name="P8"><text:s text:c="6"/>"endOfValidity": "string",</text:p>
      <text:p text:style-name="P8"><text:s text:c="6"/>"secure": "NOT_SECURE",</text:p>
      <text:p text:style-name="P8"><text:s text:c="6"/>"metadata": {</text:p>
      <text:p text:style-name="P8"><text:s text:c="8"/>"additionalProp1": "string",</text:p>
      <text:p text:style-name="P8"><text:s text:c="8"/>"additionalProp2": "string",</text:p>
      <text:p text:style-name="P8"><text:s text:c="8"/>"additionalProp3": "string"</text:p>
      <text:p text:style-name="P8"><text:s text:c="6"/>},</text:p>
      <text:p text:style-name="P8"><text:s text:c="6"/>"version": 0,</text:p>
      <text:p text:style-name="P8"><text:s text:c="6"/>"interfaces": [</text:p>
      <text:p text:style-name="P8"><text:s text:c="8"/>{</text:p>
      <text:p text:style-name="P8"><text:s text:c="10"/>"id": 0,</text:p>
      <text:p text:style-name="P8"><text:s text:c="10"/>"interfaceName": "string",</text:p>
      <text:p text:style-name="P8"><text:s text:c="10"/>"createdAt": "string",</text:p>
      <text:p text:style-name="P8"><text:s text:c="10"/>"updatedAt": "string"</text:p>
      <text:p text:style-name="P8"><text:s text:c="8"/>}</text:p>
      <text:p text:style-name="P8"><text:s text:c="6"/>],</text:p>
      <text:p text:style-name="P8"><text:s text:c="6"/>"createdAt": "string",</text:p>
      <text:p text:style-name="P8"><text:s text:c="6"/>"updatedAt": "string"</text:p>
      <text:p text:style-name="P8"><text:s text:c="4"/>}</text:p>
      <text:p text:style-name="P8"><text:s text:c="2"/>],</text:p>
      <text:p text:style-name="P8"><text:s text:c="2"/>"count": 0</text:p>
      <text:p text:style-name="P8">}</text:p>
      <text:p text:style-name="P1"/>
      <text:p text:style-name="Standard"><text:span text:style-name="Bekezdés_20_alapbetűtípusa"><text:span text:style-name="T3">4.1.2 version</text:span></text:span><text:span text:style-name="Bekezdés_20_alapbetűtípusa"><text:span text:style-name="T1">: GET /serviceregistry/mgmt/all</text:span></text:span></text:p>
      <text:p text:style-name="P2">This version always returned the records in an array of JSON objects. The objects did not contain any modification related time stamp information. Interfaces and metadata were bound to the service definition and security type was not defined. Service Registry object did contain an unnecessary “udp” flag beside the interface definition.</text:p>
      <text:p text:style-name="P1"/>
      <text:p text:style-name="Standard"><text:span text:style-name="Bekezdés_20_alapbetűtípusa"><text:span text:style-name="T2">Uri</text:span></text:span><text:span text:style-name="Bekezdés_20_alapbetűtípusa"><text:span text:style-name="T1">: /serviceregistry/mgmt/{id}</text:span></text:span></text:p>
      <text:p text:style-name="Standard"><text:span text:style-name="Bekezdés_20_alapbetűtípusa"><text:span text:style-name="T2">Type</text:span></text:span><text:span text:style-name="Bekezdés_20_alapbetűtípusa"><text:span text:style-name="T1">: GET</text:span></text:span></text:p>
      <text:p text:style-name="P1"><text:soft-page-break/></text:p>
      <text:p text:style-name="P1">Returns the service registry record specified by the id path parameter.</text:p>
      <text:p text:style-name="P1"/>
      <text:p text:style-name="P1">Returned JSON structure:</text:p>
      <text:p text:style-name="P1"/>
      <text:p text:style-name="P8">{</text:p>
      <text:p text:style-name="P8"><text:s text:c="2"/>"id": 0,</text:p>
      <text:p text:style-name="P8"><text:s text:c="2"/>"serviceDefinition": {</text:p>
      <text:p text:style-name="P8"><text:s text:c="4"/>"id": 0,</text:p>
      <text:p text:style-name="P8"><text:s text:c="4"/>"serviceDefinition": "string",</text:p>
      <text:p text:style-name="P8"><text:s text:c="4"/>"createdAt": "string",</text:p>
      <text:p text:style-name="P8"><text:s text:c="4"/>"updatedAt": "string"</text:p>
      <text:p text:style-name="P8"><text:s text:c="2"/>},</text:p>
      <text:p text:style-name="P8"><text:s text:c="2"/>"provider": {</text:p>
      <text:p text:style-name="P8"><text:s text:c="4"/>"id": 0,</text:p>
      <text:p text:style-name="P8"><text:s text:c="4"/>"systemName": "string",</text:p>
      <text:p text:style-name="P8"><text:s text:c="4"/>"address": "string",</text:p>
      <text:p text:style-name="P8"><text:s text:c="4"/>"port": 0,</text:p>
      <text:p text:style-name="P8"><text:s text:c="4"/>"createdAt": "string",</text:p>
      <text:p text:style-name="P8"><text:s text:c="4"/>"authenticationInfo": "string",</text:p>
      <text:p text:style-name="P8"><text:s text:c="4"/>"updatedAt": "string"</text:p>
      <text:p text:style-name="P8"><text:s text:c="2"/>},</text:p>
      <text:p text:style-name="P8"><text:s text:c="2"/>"serviceUri": "string",</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secure": "NOT_SECURE",</text:p>
      <text:p text:style-name="P8"><text:s text:c="2"/>"version": 0,</text:p>
      <text:p text:style-name="P8"><text:s text:c="2"/>"interfaces": [</text:p>
      <text:p text:style-name="P8"><text:s text:c="4"/>{</text:p>
      <text:p text:style-name="P8"><text:s text:c="6"/>"id": 0,</text:p>
      <text:p text:style-name="P8"><text:s text:c="6"/>"interfaceName": "string",</text:p>
      <text:p text:style-name="P8"><text:s text:c="6"/>"createdAt": "string",</text:p>
      <text:p text:style-name="P8"><text:s text:c="6"/>"updatedAt": "string"</text:p>
      <text:p text:style-name="P8"><text:s text:c="4"/>}</text:p>
      <text:p text:style-name="P8"><text:s text:c="2"/>],</text:p>
      <text:p text:style-name="P8"><text:s text:c="2"/>"createdAt": "string",</text:p>
      <text:p text:style-name="P8"><text:s text:c="2"/>"updatedAt": "string"</text:p>
      <text:p text:style-name="P8">}</text:p>
      <text:p text:style-name="P1"/>
      <text:p text:style-name="Standard"><text:span text:style-name="Bekezdés_20_alapbetűtípusa"><text:span text:style-name="T3">4.1.2 version</text:span></text:span><text:span text:style-name="Bekezdés_20_alapbetűtípusa"><text:span text:style-name="T1">: GET /serviceregistry/mgmt/id/{id}</text:span></text:span></text:p>
      <text:p text:style-name="P2">In this version interfaces and metadata were bound to the service definition and security type was not defined at all. The response object did not contain any modification related time stamp information. Service Registry object did contain an unnecessary “udp” flag beside the interface definition.</text:p>
      <text:p text:style-name="P2"/>
      <text:p text:style-name="Standard"><text:span text:style-name="Bekezdés_20_alapbetűtípusa"><text:span text:style-name="T2">Uri</text:span></text:span><text:span text:style-name="Bekezdés_20_alapbetűtípusa"><text:span text:style-name="T1">: /serviceregistry/mgmt/servicedef/{serviceDefinition}</text:span></text:span></text:p>
      <text:p text:style-name="P6"><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4">Query params</text:span></text:span>:</text:p>
      <text:list xml:id="list29211338" text:continue-numbering="true" text:style-name="L3">
        <text:list-item>
          <text:p text:style-name="P14"><text:span text:style-name="Bekezdés_20_alapbetűtípusa"><text:span text:style-name="T5">page</text:span></text:span> – zero-based page index (optional),</text:p>
        </text:list-item>
        <text:list-item>
          <text:p text:style-name="P14"><text:span text:style-name="Bekezdés_20_alapbetűtípusa"><text:span text:style-name="T5">item_per_page</text:span></text:span> – maximum number of items returned (optional),</text:p>
        </text:list-item>
        <text:list-item>
          <text:p text:style-name="P15"><text:span text:style-name="Bekezdés_20_alapbetűtípusa"><text:span text:style-name="T5">sort_field</text:span></text:span> – sort field (optional, default: id, possible values: id, createdAt, updatedAt),</text:p>
        </text:list-item>
        <text:list-item>
          <text:p text:style-name="P15"><text:span text:style-name="Bekezdés_20_alapbetűtípusa"><text:span text:style-name="T5">direction</text:span></text:span> – direction of sorting (optional, default: ASC, possible values: ASC or DESC)</text:p>
        </text:list-item>
      </text:list>
      <text:p text:style-name="P2"/>
      <text:p text:style-name="P6"><text:soft-page-break/>Returns a page of service registry records specified by the serviceDefinition path parameter. If page and item_per_page are not defined, returns all records.</text:p>
      <text:p text:style-name="P2"/>
      <text:p text:style-name="P1">Returned JSON structure:</text:p>
      <text:p text:style-name="P2"/>
      <text:p text:style-name="P8">{</text:p>
      <text:p text:style-name="P8"><text:s text:c="2"/>"data": [</text:p>
      <text:p text:style-name="P8"><text:s text:c="4"/>{</text:p>
      <text:p text:style-name="P8"><text:s text:c="6"/>"id": 0,</text:p>
      <text:p text:style-name="P8"><text:s text:c="6"/>"serviceDefinition": {</text:p>
      <text:p text:style-name="P8"><text:s text:c="8"/>"id": 0,</text:p>
      <text:p text:style-name="P8"><text:s text:c="8"/>"serviceDefinition": "string",</text:p>
      <text:p text:style-name="P8"><text:s text:c="8"/>"createdAt": "string",</text:p>
      <text:p text:style-name="P8"><text:s text:c="8"/>"updatedAt": "string"</text:p>
      <text:p text:style-name="P8"><text:s text:c="6"/>},</text:p>
      <text:p text:style-name="P8"><text:s text:c="6"/>"provider": {</text:p>
      <text:p text:style-name="P8"><text:s text:c="8"/>"id": 0,</text:p>
      <text:p text:style-name="P8"><text:s text:c="8"/>"systemName": "string",</text:p>
      <text:p text:style-name="P8"><text:s text:c="8"/>"address": "string",</text:p>
      <text:p text:style-name="P8"><text:s text:c="8"/>"port": 0,</text:p>
      <text:p text:style-name="P8"><text:s text:c="8"/>"authenticationInfo": "string",</text:p>
      <text:p text:style-name="P8"><text:s text:c="8"/>"createdAt": "string",</text:p>
      <text:p text:style-name="P8"><text:s text:c="8"/>"updatedAt": "string"</text:p>
      <text:p text:style-name="P8"><text:s text:c="6"/>},</text:p>
      <text:p text:style-name="P8"><text:s text:c="6"/>"serviceUri": "string",</text:p>
      <text:p text:style-name="P8"><text:s text:c="6"/>"endOfValidity": "string",</text:p>
      <text:p text:style-name="P8"><text:s text:c="6"/>"secure": "NOT_SECURE",</text:p>
      <text:p text:style-name="P8"><text:s text:c="6"/>"metadata": {</text:p>
      <text:p text:style-name="P8"><text:s text:c="8"/>"additionalProp1": "string",</text:p>
      <text:p text:style-name="P8"><text:s text:c="8"/>"additionalProp2": "string",</text:p>
      <text:p text:style-name="P8"><text:s text:c="8"/>"additionalProp3": "string"</text:p>
      <text:p text:style-name="P8"><text:s text:c="6"/>},</text:p>
      <text:p text:style-name="P8"><text:s text:c="6"/>"version": 0,</text:p>
      <text:p text:style-name="P8"><text:s text:c="6"/>"interfaces": [</text:p>
      <text:p text:style-name="P8"><text:s text:c="8"/>{</text:p>
      <text:p text:style-name="P8"><text:s text:c="10"/>"id": 0,</text:p>
      <text:p text:style-name="P8"><text:s text:c="10"/>"interfaceName": "string",</text:p>
      <text:p text:style-name="P8"><text:s text:c="10"/>"createdAt": "string",</text:p>
      <text:p text:style-name="P8"><text:s text:c="10"/>"updatedAt": "string"</text:p>
      <text:p text:style-name="P8"><text:s text:c="8"/>}</text:p>
      <text:p text:style-name="P8"><text:s text:c="6"/>],</text:p>
      <text:p text:style-name="P8"><text:s text:c="6"/>"createdAt": "string",</text:p>
      <text:p text:style-name="P8"><text:s text:c="6"/>"updatedAt": "string"</text:p>
      <text:p text:style-name="P8"><text:s text:c="4"/>}</text:p>
      <text:p text:style-name="P8"><text:s text:c="2"/>],</text:p>
      <text:p text:style-name="P8"><text:s text:c="2"/>"count": 0</text:p>
      <text:p text:style-name="P8">}</text:p>
      <text:p text:style-name="P1"/>
      <text:p text:style-name="Standard"><text:span text:style-name="Bekezdés_20_alapbetűtípusa"><text:span text:style-name="T3">4.1.2 version</text:span></text:span><text:span text:style-name="Bekezdés_20_alapbetűtípusa"><text:span text:style-name="T1">: GET /serviceregistry/mgmt/servicedef/{serviceDefinition}</text:span></text:span></text:p>
      <text:p text:style-name="P2">This version always returned the records in an array of JSON objects. The objects did not contain any modification related time stamp information. Interfaces and metadata were bound to the service definition and security type was not defined. Service Registry object did contain an unnecessary “udp” flag beside the interface definition.</text:p>
      <text:p text:style-name="P2"/>
      <text:p text:style-name="Standard"><text:span text:style-name="Bekezdés_20_alapbetűtípusa"><text:span text:style-name="T2">Uri</text:span></text:span><text:span text:style-name="Bekezdés_20_alapbetűtípusa"><text:span text:style-name="T1">: /serviceregistry/mgmt/grouped</text:span></text:span></text:p>
      <text:p text:style-name="Standard"><text:span text:style-name="Bekezdés_20_alapbetűtípusa"><text:span text:style-name="T2">Type</text:span></text:span><text:span text:style-name="Bekezdés_20_alapbetűtípusa"><text:span text:style-name="T1">: GET</text:span></text:span></text:p>
      <text:p text:style-name="P2"/>
      <text:p text:style-name="P2">Return all service registry entries grouped by three different purpose:</text:p>
      <text:list xml:id="list1123053226311399784" text:style-name="L4">
        <text:list-item>
          <text:p text:style-name="P12">autoCompleteData</text:p>
        </text:list-item>
        <text:list-item>
          <text:p text:style-name="P12">servicesGroupedByServiceDefinitionAndInterface</text:p>
        </text:list-item>
        <text:list-item>
          <text:p text:style-name="P12"><text:soft-page-break/>servicesGroupedBySystems</text:p>
        </text:list-item>
      </text:list>
      <text:p text:style-name="P2"/>
      <text:p text:style-name="P8">{</text:p>
      <text:p text:style-name="P8"><text:s text:c="2"/>"autoCompleteData": {</text:p>
      <text:p text:style-name="P8"><text:s text:c="4"/>"interfaceList": [</text:p>
      <text:p text:style-name="P8"><text:s text:c="6"/>{</text:p>
      <text:p text:style-name="P8"><text:s text:c="8"/>"id": 0,</text:p>
      <text:p text:style-name="P8"><text:s text:c="8"/>"value": "string"</text:p>
      <text:p text:style-name="P8"><text:s text:c="6"/>}</text:p>
      <text:p text:style-name="P8"><text:s text:c="4"/>],</text:p>
      <text:p text:style-name="P8"><text:s text:c="4"/>"serviceList": [</text:p>
      <text:p text:style-name="P8"><text:s text:c="6"/>{</text:p>
      <text:p text:style-name="P8"><text:s text:c="8"/>"id": 0,</text:p>
      <text:p text:style-name="P8"><text:s text:c="8"/>"value": "string"</text:p>
      <text:p text:style-name="P8"><text:s text:c="6"/>}</text:p>
      <text:p text:style-name="P8"><text:s text:c="4"/>],</text:p>
      <text:p text:style-name="P8"><text:s text:c="4"/>"systemList": [</text:p>
      <text:p text:style-name="P8"><text:s text:c="6"/>{</text:p>
      <text:p text:style-name="P8"><text:s text:c="8"/>"id": 0,</text:p>
      <text:p text:style-name="P8"><text:s text:c="8"/>"systemName": "string",</text:p>
      <text:p text:style-name="P8"><text:s text:c="8"/>"address": "string",</text:p>
      <text:p text:style-name="P8"><text:s text:c="8"/>"port": 0,</text:p>
      <text:p text:style-name="P8"><text:s text:c="8"/>"authenticationInfo": "string",</text:p>
      <text:p text:style-name="P8"><text:s text:c="8"/>"createdAt": "string",</text:p>
      <text:p text:style-name="P8"><text:s text:c="8"/>"updatedAt": "string"</text:p>
      <text:p text:style-name="P8"><text:s text:c="6"/>}</text:p>
      <text:p text:style-name="P8"><text:s text:c="4"/>]</text:p>
      <text:p text:style-name="P8"><text:s text:c="2"/>},</text:p>
      <text:p text:style-name="P8"><text:s text:c="2"/>"servicesGroupedByServiceDefinitionAndInterface": [</text:p>
      <text:p text:style-name="P8"><text:s text:c="4"/>{</text:p>
      <text:p text:style-name="P8"><text:s text:c="6"/>"serviceDefinitionId": 0,</text:p>
      <text:p text:style-name="P8"><text:s text:c="6"/>"serviceDefinition": "string",</text:p>
      <text:p text:style-name="P8"><text:s text:c="6"/>"interfaceName": "string",</text:p>
      <text:p text:style-name="P8"><text:s text:c="6"/>"providerServices": [</text:p>
      <text:p text:style-name="P8"><text:s text:c="8"/>{</text:p>
      <text:p text:style-name="P8"><text:s text:c="10"/>"id": 0,</text:p>
      <text:p text:style-name="P8"><text:s text:c="10"/>"serviceDefinition": {</text:p>
      <text:p text:style-name="P8"><text:s text:c="12"/>"id": 0,</text:p>
      <text:p text:style-name="P8"><text:s text:c="12"/>"serviceDefinition": "string",</text:p>
      <text:p text:style-name="P8"><text:s text:c="12"/>"createdAt": "string",</text:p>
      <text:p text:style-name="P8"><text:s text:c="12"/>"updatedAt": "string"</text:p>
      <text:p text:style-name="P8"><text:s text:c="10"/>},</text:p>
      <text:p text:style-name="P8"><text:s text:c="10"/>"provider": {</text:p>
      <text:p text:style-name="P8"><text:s text:c="12"/>"id": 0,</text:p>
      <text:p text:style-name="P8"><text:s text:c="12"/>"systemName": "string",</text:p>
      <text:p text:style-name="P8"><text:s text:c="12"/>"address": "string",</text:p>
      <text:p text:style-name="P8"><text:s text:c="12"/>"port": 0,</text:p>
      <text:p text:style-name="P8"><text:s text:c="12"/>"authenticationInfo": "string",</text:p>
      <text:p text:style-name="P8"><text:s text:c="12"/>"createdAt": "string",</text:p>
      <text:p text:style-name="P8"><text:s text:c="12"/>"updatedAt": "string"</text:p>
      <text:p text:style-name="P8"><text:s text:c="10"/>},</text:p>
      <text:p text:style-name="P8"><text:s text:c="10"/>"serviceUri": "string",</text:p>
      <text:p text:style-name="P8"><text:s text:c="10"/>"endOfValidity": "string",</text:p>
      <text:p text:style-name="P8"><text:s text:c="10"/>"secure": "NOT_SECURE",</text:p>
      <text:p text:style-name="P8"><text:s text:c="10"/>"metadata": {</text:p>
      <text:p text:style-name="P8"><text:s text:c="12"/>"additionalProp1": "string",</text:p>
      <text:p text:style-name="P8"><text:s text:c="12"/>"additionalProp2": "string",</text:p>
      <text:p text:style-name="P8"><text:s text:c="12"/>"additionalProp3": "string"</text:p>
      <text:p text:style-name="P8"><text:s text:c="10"/>},</text:p>
      <text:p text:style-name="P8"><text:s text:c="10"/>"version": 0,</text:p>
      <text:p text:style-name="P8"><text:s text:c="10"/>"interfaces": [</text:p>
      <text:p text:style-name="P8"><text:s text:c="12"/>{</text:p>
      <text:p text:style-name="P8"><text:s text:c="14"/>"id": 0,</text:p>
      <text:p text:style-name="P8"><text:soft-page-break/><text:s text:c="14"/>"interfaceName": "string",</text:p>
      <text:p text:style-name="P8"><text:s text:c="14"/>"createdAt": "string",</text:p>
      <text:p text:style-name="P8"><text:s text:c="14"/>"updatedAt": "string"</text:p>
      <text:p text:style-name="P8"><text:s text:c="12"/>}</text:p>
      <text:p text:style-name="P8"><text:s text:c="10"/>],</text:p>
      <text:p text:style-name="P8"><text:s text:c="10"/>"createdAt": "string",</text:p>
      <text:p text:style-name="P8"><text:s text:c="10"/>"updatedAt": "string"</text:p>
      <text:p text:style-name="P8"><text:s text:c="8"/>}</text:p>
      <text:p text:style-name="P8"><text:s text:c="6"/>],</text:p>
      <text:p text:style-name="P8"><text:s text:c="4"/>}</text:p>
      <text:p text:style-name="P8"><text:s text:c="2"/>],</text:p>
      <text:p text:style-name="P8"><text:s text:c="2"/>"servicesGroupedBySystems": [</text:p>
      <text:p text:style-name="P8"><text:s text:c="4"/>{</text:p>
      <text:p text:style-name="P8"><text:s text:c="6"/>"systemId": 0,</text:p>
      <text:p text:style-name="P8"><text:s text:c="6"/>"systemName": "string",</text:p>
      <text:p text:style-name="P8"><text:s text:c="6"/>"address": "string",</text:p>
      <text:p text:style-name="P8"><text:s text:c="6"/>"port": 0,</text:p>
      <text:p text:style-name="P8"><text:s text:c="6"/>"services": [</text:p>
      <text:p text:style-name="P8"><text:s text:c="8"/>{</text:p>
      <text:p text:style-name="P8"><text:s text:c="10"/>"id": 0,</text:p>
      <text:p text:style-name="P8"><text:s text:c="10"/>"serviceDefinition": {</text:p>
      <text:p text:style-name="P8"><text:s text:c="12"/>"id": 0,</text:p>
      <text:p text:style-name="P8"><text:s text:c="12"/>"serviceDefinition": "string",</text:p>
      <text:p text:style-name="P8"><text:s text:c="12"/>"createdAt": "string",</text:p>
      <text:p text:style-name="P8"><text:s text:c="12"/>"updatedAt": "string"</text:p>
      <text:p text:style-name="P8"><text:s text:c="10"/>},</text:p>
      <text:p text:style-name="P8"><text:s text:c="10"/>"provider": {</text:p>
      <text:p text:style-name="P8"><text:s text:c="12"/>"id": 0,</text:p>
      <text:p text:style-name="P8"><text:s text:c="12"/>"systemName": "string",</text:p>
      <text:p text:style-name="P8"><text:s text:c="12"/>"address": "string",</text:p>
      <text:p text:style-name="P8"><text:s text:c="12"/>"port": 0,</text:p>
      <text:p text:style-name="P8"><text:s text:c="12"/>"authenticationInfo": "string",</text:p>
      <text:p text:style-name="P8"><text:s text:c="12"/>"createdAt": "string",</text:p>
      <text:p text:style-name="P8"><text:s text:c="12"/>"updatedAt": "string"</text:p>
      <text:p text:style-name="P8"><text:s text:c="10"/>},</text:p>
      <text:p text:style-name="P8"><text:s text:c="10"/>"serviceUri": "string",</text:p>
      <text:p text:style-name="P8"><text:s text:c="10"/>"endOfValidity": "string",</text:p>
      <text:p text:style-name="P8"><text:s text:c="10"/>"secure": "NOT_SECURE",</text:p>
      <text:p text:style-name="P8"><text:s text:c="10"/>"metadata": {</text:p>
      <text:p text:style-name="P8"><text:s text:c="12"/>"additionalProp1": "string",</text:p>
      <text:p text:style-name="P8"><text:s text:c="12"/>"additionalProp2": "string",</text:p>
      <text:p text:style-name="P8"><text:s text:c="12"/>"additionalProp3": "string"</text:p>
      <text:p text:style-name="P8"><text:s text:c="10"/>},</text:p>
      <text:p text:style-name="P8"><text:s text:c="10"/>"version": 0,</text:p>
      <text:p text:style-name="P8"><text:s text:c="10"/>"interfaces": [</text:p>
      <text:p text:style-name="P8"><text:s text:c="12"/>{</text:p>
      <text:p text:style-name="P8"><text:s text:c="14"/>"id": 0,</text:p>
      <text:p text:style-name="P8"><text:s text:c="14"/>"interfaceName": "string",</text:p>
      <text:p text:style-name="P8"><text:s text:c="14"/>"createdAt": "string",</text:p>
      <text:p text:style-name="P8"><text:s text:c="14"/>"updatedAt": "string"</text:p>
      <text:p text:style-name="P8"><text:s text:c="12"/>}</text:p>
      <text:p text:style-name="P8"><text:s text:c="10"/>],</text:p>
      <text:p text:style-name="P8"><text:s text:c="10"/>"createdAt": "string",</text:p>
      <text:p text:style-name="P8"><text:s text:c="10"/>"updatedAt": "string"</text:p>
      <text:p text:style-name="P8"><text:s text:c="8"/>}</text:p>
      <text:p text:style-name="P8"><text:s text:c="6"/>]</text:p>
      <text:p text:style-name="P8"><text:s text:c="4"/>}</text:p>
      <text:p text:style-name="P8"><text:s text:c="2"/>]</text:p>
      <text:p text:style-name="P8">}</text:p>
      <text:p text:style-name="P2"/>
      <text:p text:style-name="P6"><text:span text:style-name="Bekezdés_20_alapbetűtípusa"><text:span text:style-name="T3">4.1.2 version</text:span></text:span><text:span text:style-name="Bekezdés_20_alapbetűtípusa"><text:span text:style-name="T1">: Not existed</text:span></text:span></text:p>
      <text:p text:style-name="P1"/>
      <text:p text:style-name="Standard"><text:span text:style-name="Bekezdés_20_alapbetűtípusa"><text:span text:style-name="T2">Uri</text:span></text:span><text:span text:style-name="Bekezdés_20_alapbetűtípusa"><text:span text:style-name="T1">: /serviceregistry/mgmt</text:span></text:span></text:p>
      <text:p text:style-name="Standard"><text:soft-page-break/><text:span text:style-name="Bekezdés_20_alapbetűtípusa"><text:span text:style-name="T2">Type</text:span></text:span><text:span text:style-name="Bekezdés_20_alapbetűtípusa"><text:span text:style-name="T1">: POST</text:span></text:span></text:p>
      <text:p text:style-name="P1"/>
      <text:p text:style-name="P1">Creates service registry record and returns the newly created record.</text:p>
      <text:p text:style-name="P1"/>
      <text:p text:style-name="P1">Input JSON structure:</text:p>
      <text:p text:style-name="P1"/>
      <text:p text:style-name="P8">{</text:p>
      <text:p text:style-name="P8"><text:s text:c="2"/>"serviceDefinition": "string",</text:p>
      <text:p text:style-name="P8"><text:s text:c="2"/>"providerSystem": {</text:p>
      <text:p text:style-name="P8"><text:s text:c="4"/>"systemName": "string",</text:p>
      <text:p text:style-name="P8"><text:s text:c="4"/>"address": "string",</text:p>
      <text:p text:style-name="P8"><text:s text:c="4"/>"port": 0,</text:p>
      <text:p text:style-name="P8"><text:s text:c="4"/>"authenticationInfo": "string"</text:p>
      <text:p text:style-name="P8"><text:s text:c="2"/>},</text:p>
      <text:p text:style-name="P8"><text:s text:c="2"/>"serviceUri": "string",</text:p>
      <text:p text:style-name="P8"><text:s text:c="2"/>"endOfValidity": "string",</text:p>
      <text:p text:style-name="P8"><text:s text:c="2"/>"secure": "NOT_SECURE",</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version": 0,</text:p>
      <text:p text:style-name="P8"><text:s text:c="2"/>"interfaces": [</text:p>
      <text:p text:style-name="P8"><text:s text:c="4"/>"string"</text:p>
      <text:p text:style-name="P8"><text:s text:c="2"/>]</text:p>
      <text:p text:style-name="P8">}</text:p>
      <text:p text:style-name="P1"/>
      <text:p text:style-name="P1">Mandatory fields: “serviceDefinition”, “providerSystem”, “serviceUri”, “interfaces”</text:p>
      <text:p text:style-name="P1"/>
      <text:p text:style-name="P1">Valid interface name pattern: protocol-“SECURE” or “INSECURE”-format</text:p>
      <text:p text:style-name="P9">(e.g.: HTTPS-SECURE-JSON)</text:p>
      <text:p text:style-name="P1"/>
      <text:p text:style-name="P1">Possible values for “secure” are:</text:p>
      <text:list xml:id="list29224451" text:style-name="L1">
        <text:list-item>
          <text:p text:style-name="P11">NOT_SECURE (used value when field not defined)</text:p>
        </text:list-item>
        <text:list-item>
          <text:p text:style-name="P11">CERTIFICATE</text:p>
        </text:list-item>
        <text:list-item>
          <text:p text:style-name="P11">TOKEN</text:p>
        </text:list-item>
      </text:list>
      <text:p text:style-name="P1"/>
      <text:p text:style-name="P1">Returned JSON structure:</text:p>
      <text:p text:style-name="P1"/>
      <text:p text:style-name="P8">{</text:p>
      <text:p text:style-name="P8"><text:s text:c="2"/>"id": 0,</text:p>
      <text:p text:style-name="P8"><text:s text:c="2"/>"serviceDefinition": {</text:p>
      <text:p text:style-name="P8"><text:s text:c="4"/>"id": 0,</text:p>
      <text:p text:style-name="P8"><text:s text:c="4"/>"serviceDefinition": "string",</text:p>
      <text:p text:style-name="P8"><text:s text:c="4"/>"createdAt": "string",</text:p>
      <text:p text:style-name="P8"><text:s text:c="4"/>"updatedAt": "string"</text:p>
      <text:p text:style-name="P8"><text:s text:c="2"/>},</text:p>
      <text:p text:style-name="P8"><text:s text:c="2"/>"provider": {</text:p>
      <text:p text:style-name="P8"><text:s text:c="4"/>"id": 0,</text:p>
      <text:p text:style-name="P8"><text:s text:c="4"/>"systemName": "string",</text:p>
      <text:p text:style-name="P8"><text:s text:c="4"/>"address": "string",</text:p>
      <text:p text:style-name="P8"><text:s text:c="4"/>"port": 0,</text:p>
      <text:p text:style-name="P8"><text:s text:c="4"/>"createdAt": "string",</text:p>
      <text:p text:style-name="P8"><text:s text:c="4"/>"authenticationInfo": "string",</text:p>
      <text:p text:style-name="P8"><text:s text:c="4"/>"updatedAt": "string"</text:p>
      <text:p text:style-name="P8"><text:s text:c="2"/>},</text:p>
      <text:p text:style-name="P8"><text:s text:c="2"/>"serviceUri": "string",</text:p>
      <text:p text:style-name="P8"><text:s text:c="2"/>"endOfValidity": "string",</text:p>
      <text:p text:style-name="P8"><text:soft-page-break/><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secure": "NOT_SECURE",</text:p>
      <text:p text:style-name="P8"><text:s text:c="2"/>"version": 0,</text:p>
      <text:p text:style-name="P8"><text:s text:c="2"/>"interfaces": [</text:p>
      <text:p text:style-name="P8"><text:s text:c="4"/>{</text:p>
      <text:p text:style-name="P8"><text:s text:c="6"/>"id": 0,</text:p>
      <text:p text:style-name="P8"><text:s text:c="6"/>"interfaceName": "string",</text:p>
      <text:p text:style-name="P8"><text:s text:c="6"/>"createdAt": "string",</text:p>
      <text:p text:style-name="P8"><text:s text:c="6"/>"updatedAt": "string"</text:p>
      <text:p text:style-name="P8"><text:s text:c="4"/>}</text:p>
      <text:p text:style-name="P8"><text:s text:c="2"/>],</text:p>
      <text:p text:style-name="P8"><text:s text:c="2"/>"createdAt": "string",</text:p>
      <text:p text:style-name="P8"><text:s text:c="2"/>"updatedAt": "string"</text:p>
      <text:p text:style-name="P8">}</text:p>
      <text:p text:style-name="P1"/>
      <text:p text:style-name="Standard"><text:span text:style-name="Bekezdés_20_alapbetűtípusa"><text:span text:style-name="T3">4.1.2 version</text:span></text:span><text:span text:style-name="Bekezdés_20_alapbetűtípusa"><text:span text:style-name="T1">: POST /serviceregistry/support/register</text:span></text:span></text:p>
      <text:p text:style-name="P2">It was available for clients as well, not only for the system operator of the local cloud. Interfaces and metadata were bound to the service definition and security type was not defined at all. The response object did not contain any modification related time stamp information. Service Registry object did contain an unnecessary “udp” flag beside the interface definition.</text:p>
      <text:p text:style-name="P2"/>
      <text:p text:style-name="Standard"><text:span text:style-name="Bekezdés_20_alapbetűtípusa"><text:span text:style-name="T2">Uri</text:span></text:span><text:span text:style-name="Bekezdés_20_alapbetűtípusa"><text:span text:style-name="T1">: /serviceregistry/mgmt/{id}</text:span></text:span></text:p>
      <text:p text:style-name="Standard"><text:span text:style-name="Bekezdés_20_alapbetűtípusa"><text:span text:style-name="T2">Type</text:span></text:span><text:span text:style-name="Bekezdés_20_alapbetűtípusa"><text:span text:style-name="T1">: PUT</text:span></text:span></text:p>
      <text:p text:style-name="P1"/>
      <text:p text:style-name="P1">Updates and returns the modified service registry record specified by the id path parameter. Not defined fields are going to be updated to “null” value.</text:p>
      <text:p text:style-name="P1"/>
      <text:p text:style-name="P2">Input JSON structure:</text:p>
      <text:p text:style-name="P1"/>
      <text:p text:style-name="P8">{</text:p>
      <text:p text:style-name="P8"><text:s text:c="2"/>"serviceDefinition": "string",</text:p>
      <text:p text:style-name="P8"><text:s text:c="2"/>"providerSystem": {</text:p>
      <text:p text:style-name="P8"><text:s text:c="4"/>"systemName": "string",</text:p>
      <text:p text:style-name="P8"><text:s text:c="4"/>"address": "string",</text:p>
      <text:p text:style-name="P8"><text:s text:c="4"/>"port": 0,</text:p>
      <text:p text:style-name="P8"><text:s text:c="4"/>"authenticationInfo": "string"</text:p>
      <text:p text:style-name="P8"><text:s text:c="2"/>},</text:p>
      <text:p text:style-name="P8"><text:s text:c="2"/>"serviceUri": "string",</text:p>
      <text:p text:style-name="P8"><text:s text:c="2"/>"endOfValidity": "string",</text:p>
      <text:p text:style-name="P8"><text:s text:c="2"/>"secure": "NOT_SECURE",</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version": 0,</text:p>
      <text:p text:style-name="P8"><text:s text:c="2"/>"interfaces": [</text:p>
      <text:p text:style-name="P8"><text:s text:c="4"/>"string"</text:p>
      <text:p text:style-name="P8"><text:s text:c="2"/>]</text:p>
      <text:p text:style-name="P8">}</text:p>
      <text:p text:style-name="P1"/>
      <text:p text:style-name="P1">Mandatory fields: “serviceDefinition”, “providerSystem”, “serviceUri”, “interfaces”</text:p>
      <text:p text:style-name="P1"/>
      <text:p text:style-name="P1">Valid interface name pattern: protocol-“SECURE” or “INSECURE”-format</text:p>
      <text:p text:style-name="P9">(e.g.: HTTPS-SECURE-JSON)</text:p>
      <text:p text:style-name="P1"><text:soft-page-break/></text:p>
      <text:p text:style-name="P1">Possible values for “secure” are:</text:p>
      <text:list xml:id="list29234324" text:continue-numbering="true" text:style-name="L1">
        <text:list-item>
          <text:p text:style-name="P11">NOT_SECURE (used value when field not defined)</text:p>
        </text:list-item>
        <text:list-item>
          <text:p text:style-name="P11">CERTIFICATE</text:p>
        </text:list-item>
        <text:list-item>
          <text:p text:style-name="P11">TOKEN</text:p>
        </text:list-item>
      </text:list>
      <text:p text:style-name="P1"/>
      <text:p text:style-name="P1"/>
      <text:p text:style-name="P1">Returned JSON structure:</text:p>
      <text:p text:style-name="P1"/>
      <text:p text:style-name="P8">{</text:p>
      <text:p text:style-name="P8"><text:s text:c="2"/>"id": 0,</text:p>
      <text:p text:style-name="P8"><text:s text:c="2"/>"serviceDefinition": {</text:p>
      <text:p text:style-name="P8"><text:s text:c="4"/>"id": 0,</text:p>
      <text:p text:style-name="P8"><text:s text:c="4"/>"serviceDefinition": "string",</text:p>
      <text:p text:style-name="P8"><text:s text:c="4"/>"createdAt": "string",</text:p>
      <text:p text:style-name="P8"><text:s text:c="4"/>"updatedAt": "string"</text:p>
      <text:p text:style-name="P8"><text:s text:c="2"/>},</text:p>
      <text:p text:style-name="P8"><text:s text:c="2"/>"provider": {</text:p>
      <text:p text:style-name="P8"><text:s text:c="4"/>"id": 0,</text:p>
      <text:p text:style-name="P8"><text:s text:c="4"/>"systemName": "string",</text:p>
      <text:p text:style-name="P8"><text:s text:c="4"/>"address": "string",</text:p>
      <text:p text:style-name="P8"><text:s text:c="4"/>"port": 0,</text:p>
      <text:p text:style-name="P8"><text:s text:c="4"/>"createdAt": "string",</text:p>
      <text:p text:style-name="P8"><text:s text:c="4"/>"authenticationInfo": "string",</text:p>
      <text:p text:style-name="P8"><text:s text:c="4"/>"updatedAt": "string"</text:p>
      <text:p text:style-name="P8"><text:s text:c="2"/>},</text:p>
      <text:p text:style-name="P8"><text:s text:c="2"/>"serviceUri": "string",</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secure": "NOT_SECURE",</text:p>
      <text:p text:style-name="P8"><text:s text:c="2"/>"version": 0,</text:p>
      <text:p text:style-name="P8"><text:s text:c="2"/>"interfaces": [</text:p>
      <text:p text:style-name="P8"><text:s text:c="4"/>{</text:p>
      <text:p text:style-name="P8"><text:s text:c="6"/>"id": 0,</text:p>
      <text:p text:style-name="P8"><text:s text:c="6"/>"interfaceName": "string",</text:p>
      <text:p text:style-name="P8"><text:s text:c="6"/>"createdAt": "string",</text:p>
      <text:p text:style-name="P8"><text:s text:c="6"/>"updatedAt": "string"</text:p>
      <text:p text:style-name="P8"><text:s text:c="4"/>}</text:p>
      <text:p text:style-name="P8"><text:s text:c="2"/>],</text:p>
      <text:p text:style-name="P8"><text:s text:c="2"/>"createdAt": "string",</text:p>
      <text:p text:style-name="P8"><text:s text:c="2"/>"updatedAt": "string"</text:p>
      <text:p text:style-name="P8">}</text:p>
      <text:p text:style-name="P1"/>
      <text:p text:style-name="P6"><text:span text:style-name="Bekezdés_20_alapbetűtípusa"><text:span text:style-name="T3">4.1.2 version</text:span></text:span><text:span text:style-name="Bekezdés_20_alapbetűtípusa"><text:span text:style-name="T1">: PUT /serviceregistry/mgmt/update/{id}</text:span></text:span></text:p>
      <text:p text:style-name="P2">In this version interfaces and metadata were bound to the service definition and security type was not defined at all. The response object did not contain any modification related time stamp information. Service Registry object did contain an unnecessary “udp” flag beside the interface definition.</text:p>
      <text:p text:style-name="P2"/>
      <text:p text:style-name="Standard"><text:span text:style-name="Bekezdés_20_alapbetűtípusa"><text:span text:style-name="T2">Uri</text:span></text:span><text:span text:style-name="Bekezdés_20_alapbetűtípusa"><text:span text:style-name="T1">: /serviceregistry/mgmt/{id}</text:span></text:span></text:p>
      <text:p text:style-name="Standard"><text:span text:style-name="Bekezdés_20_alapbetűtípusa"><text:span text:style-name="T2">Type</text:span></text:span><text:span text:style-name="Bekezdés_20_alapbetűtípusa"><text:span text:style-name="T1">: PATCH</text:span></text:span></text:p>
      <text:p text:style-name="P1"/>
      <text:p text:style-name="P1">Updates and returns the modified service registry record specified by the id path parameter. Not defined fields are going to be NOT updated.</text:p>
      <text:p text:style-name="P1"/>
      <text:p text:style-name="P2"><text:soft-page-break/>Input JSON structure:</text:p>
      <text:p text:style-name="P1"/>
      <text:p text:style-name="P8">{</text:p>
      <text:p text:style-name="P8"><text:s text:c="2"/>"serviceDefinition": "string",</text:p>
      <text:p text:style-name="P8"><text:s text:c="2"/>"providerSystem": {</text:p>
      <text:p text:style-name="P8"><text:s text:c="4"/>"systemName": "string",</text:p>
      <text:p text:style-name="P8"><text:s text:c="4"/>"address": "string",</text:p>
      <text:p text:style-name="P8"><text:s text:c="4"/>"port": 0,</text:p>
      <text:p text:style-name="P8"><text:s text:c="4"/>"authenticationInfo": "string"</text:p>
      <text:p text:style-name="P8"><text:s text:c="2"/>},</text:p>
      <text:p text:style-name="P8"><text:s text:c="2"/>"serviceUri": "string",</text:p>
      <text:p text:style-name="P8"><text:s text:c="2"/>"endOfValidity": "string",</text:p>
      <text:p text:style-name="P8"><text:s text:c="2"/>"secure": "NOT_SECURE",</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version": 0,</text:p>
      <text:p text:style-name="P8"><text:s text:c="2"/>"interfaces": [</text:p>
      <text:p text:style-name="P8"><text:s text:c="4"/>"string"</text:p>
      <text:p text:style-name="P8"><text:s text:c="2"/>]</text:p>
      <text:p text:style-name="P8">}</text:p>
      <text:p text:style-name="P1"/>
      <text:p text:style-name="P1">Valid interface name pattern: protocol-“SECURE” or “INSECURE”-format</text:p>
      <text:p text:style-name="P9">(e.g.: HTTPS-SECURE-JSON)</text:p>
      <text:p text:style-name="P1"/>
      <text:p text:style-name="P1">Possible values for “secure” are:</text:p>
      <text:list xml:id="list29215823" text:continue-numbering="true" text:style-name="L1">
        <text:list-item>
          <text:p text:style-name="P11">NOT_SECURE</text:p>
        </text:list-item>
        <text:list-item>
          <text:p text:style-name="P11">CERTIFICATE</text:p>
        </text:list-item>
        <text:list-item>
          <text:p text:style-name="P11">TOKEN</text:p>
        </text:list-item>
      </text:list>
      <text:p text:style-name="P1"/>
      <text:p text:style-name="P1"/>
      <text:p text:style-name="P1">Returned JSON structure:</text:p>
      <text:p text:style-name="P1"/>
      <text:p text:style-name="P8">{</text:p>
      <text:p text:style-name="P8"><text:s text:c="2"/>"id": 0,</text:p>
      <text:p text:style-name="P8"><text:s text:c="2"/>"serviceDefinition": {</text:p>
      <text:p text:style-name="P8"><text:s text:c="4"/>"id": 0,</text:p>
      <text:p text:style-name="P8"><text:s text:c="4"/>"serviceDefinition": "string",</text:p>
      <text:p text:style-name="P8"><text:s text:c="4"/>"createdAt": "string",</text:p>
      <text:p text:style-name="P8"><text:s text:c="4"/>"updatedAt": "string"</text:p>
      <text:p text:style-name="P8"><text:s text:c="2"/>},</text:p>
      <text:p text:style-name="P8"><text:s text:c="2"/>"provider": {</text:p>
      <text:p text:style-name="P8"><text:s text:c="4"/>"id": 0,</text:p>
      <text:p text:style-name="P8"><text:s text:c="4"/>"systemName": "string",</text:p>
      <text:p text:style-name="P8"><text:s text:c="4"/>"address": "string",</text:p>
      <text:p text:style-name="P8"><text:s text:c="4"/>"port": 0,</text:p>
      <text:p text:style-name="P8"><text:s text:c="4"/>"createdAt": "string",</text:p>
      <text:p text:style-name="P8"><text:s text:c="4"/>"authenticationInfo": "string",</text:p>
      <text:p text:style-name="P8"><text:s text:c="4"/>"updatedAt": "string"</text:p>
      <text:p text:style-name="P8"><text:s text:c="2"/>},</text:p>
      <text:p text:style-name="P8"><text:s text:c="2"/>"serviceUri": "string",</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secure": "NOT_SECURE",</text:p>
      <text:p text:style-name="P8"><text:soft-page-break/><text:s text:c="2"/>"version": 0,</text:p>
      <text:p text:style-name="P8"><text:s text:c="2"/>"interfaces": [</text:p>
      <text:p text:style-name="P8"><text:s text:c="4"/>{</text:p>
      <text:p text:style-name="P8"><text:s text:c="6"/>"id": 0,</text:p>
      <text:p text:style-name="P8"><text:s text:c="6"/>"interfaceName": "string",</text:p>
      <text:p text:style-name="P8"><text:s text:c="6"/>"createdAt": "string",</text:p>
      <text:p text:style-name="P8"><text:s text:c="6"/>"updatedAt": "string"</text:p>
      <text:p text:style-name="P8"><text:s text:c="4"/>}</text:p>
      <text:p text:style-name="P8"><text:s text:c="2"/>],</text:p>
      <text:p text:style-name="P8"><text:s text:c="2"/>"createdAt": "string",</text:p>
      <text:p text:style-name="P8"><text:s text:c="2"/>"updatedAt": "string"</text:p>
      <text:p text:style-name="P8">}</text:p>
      <text:p text:style-name="P1"/>
      <text:p text:style-name="P6"><text:span text:style-name="Bekezdés_20_alapbetűtípusa"><text:span text:style-name="T3">4.1.2 version</text:span></text:span><text:span text:style-name="Bekezdés_20_alapbetűtípusa"><text:span text:style-name="T1">: Not existed</text:span></text:span></text:p>
      <text:p text:style-name="P2"/>
      <text:p text:style-name="Standard"><text:span text:style-name="Bekezdés_20_alapbetűtípusa"><text:span text:style-name="T2">Uri</text:span></text:span><text:span text:style-name="Bekezdés_20_alapbetűtípusa"><text:span text:style-name="T1">: /serviceregistry/mgmt/{id}</text:span></text:span></text:p>
      <text:p text:style-name="Standard"><text:span text:style-name="Bekezdés_20_alapbetűtípusa"><text:span text:style-name="T2">Type</text:span></text:span><text:span text:style-name="Bekezdés_20_alapbetűtípusa"><text:span text:style-name="T1">: DELETE</text:span></text:span></text:p>
      <text:p text:style-name="P1"/>
      <text:p text:style-name="P6"><text:span text:style-name="Bekezdés_20_alapbetűtípusa"><text:span text:style-name="T1">Remove the service registry record specified by the id path parameter.</text:span></text:span></text:p>
      <text:p text:style-name="P5"/>
      <text:p text:style-name="P6"><text:span text:style-name="Bekezdés_20_alapbetűtípusa"><text:span text:style-name="T3">4.1.2 version</text:span></text:span><text:span text:style-name="Bekezdés_20_alapbetűtípusa"><text:span text:style-name="T1">: DELETE /serviceregistry/mgmt/{entryId}</text:span></text:span></text:p>
      <text:p text:style-name="P2">This version did return Http 404 (not found), when record was not found by id. </text:p>
      <text:p text:style-name="P2"/>
      <text:p text:style-name="Standard"><text:span text:style-name="Bekezdés_20_alapbetűtípusa"><text:span text:style-name="T2">Uri</text:span></text:span><text:span text:style-name="Bekezdés_20_alapbetűtípusa"><text:span text:style-name="T1">: /serviceregistry/mgmt/services</text:span></text:span></text:p>
      <text:p text:style-name="P6"><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4">Query params</text:span></text:span>:</text:p>
      <text:list xml:id="list29225025" text:style-name="L3">
        <text:list-item>
          <text:p text:style-name="P14"><text:span text:style-name="Bekezdés_20_alapbetűtípusa"><text:span text:style-name="T5">page</text:span></text:span> – zero-based page index (optional),</text:p>
        </text:list-item>
        <text:list-item>
          <text:p text:style-name="P14"><text:span text:style-name="Bekezdés_20_alapbetűtípusa"><text:span text:style-name="T5">item_per_page</text:span></text:span> – maximum number of items returned (optional),</text:p>
        </text:list-item>
        <text:list-item>
          <text:p text:style-name="P15"><text:span text:style-name="Bekezdés_20_alapbetűtípusa"><text:span text:style-name="T5">sort_field</text:span></text:span> – sort field (optional, default: id, possible values: id, createdAt, updatedAt),</text:p>
        </text:list-item>
        <text:list-item>
          <text:p text:style-name="P15"><text:span text:style-name="Bekezdés_20_alapbetűtípusa"><text:span text:style-name="T5">direction</text:span></text:span> – direction of sorting (optional, default: ASC, possible values: ASC or DESC)</text:p>
        </text:list-item>
      </text:list>
      <text:p text:style-name="P2"/>
      <text:p text:style-name="P6">Returns a page of service definition records. If page and item_per_page are not defined, returns all records.</text:p>
      <text:p text:style-name="P2"/>
      <text:p text:style-name="P1">Returned JSON structure:</text:p>
      <text:p text:style-name="P2"/>
      <text:p text:style-name="P8">{</text:p>
      <text:p text:style-name="P8"><text:s text:c="2"/>"data": [</text:p>
      <text:p text:style-name="P8"><text:s text:c="4"/>{</text:p>
      <text:p text:style-name="P8"><text:s text:c="6"/>"id": 0,</text:p>
      <text:p text:style-name="P8"><text:s text:c="6"/>"serviceDefinition": "string",</text:p>
      <text:p text:style-name="P8"><text:s text:c="6"/>"createdAt": "string",</text:p>
      <text:p text:style-name="P8"><text:s text:c="6"/>"updatedAt": "string"</text:p>
      <text:p text:style-name="P8"><text:s text:c="4"/>}</text:p>
      <text:p text:style-name="P8"><text:s text:c="2"/>],</text:p>
      <text:p text:style-name="P8"><text:s text:c="2"/>"count": 0</text:p>
      <text:p text:style-name="P8">}</text:p>
      <text:p text:style-name="P2"/>
      <text:p text:style-name="P6"><text:span text:style-name="Bekezdés_20_alapbetűtípusa"><text:span text:style-name="T3">4.1.2 version</text:span></text:span><text:span text:style-name="Bekezdés_20_alapbetűtípusa"><text:span text:style-name="T1">: GET /mgmt/services</text:span></text:span></text:p>
      <text:p text:style-name="P2">This version always returned the records in an array of JSON objects. The objects did not contain any modification related time stamp information. Interfaces and metadata were part of the service definition entity.</text:p>
      <text:p text:style-name="P2"/>
      <text:p text:style-name="Standard"><text:span text:style-name="Bekezdés_20_alapbetűtípusa"><text:span text:style-name="T2">Uri</text:span></text:span><text:span text:style-name="Bekezdés_20_alapbetűtípusa"><text:span text:style-name="T1">: /serviceregistry/mgmt/services/{id}</text:span></text:span></text:p>
      <text:p text:style-name="P6"><text:soft-page-break/><text:span text:style-name="Bekezdés_20_alapbetűtípusa"><text:span text:style-name="T2">Type</text:span></text:span><text:span text:style-name="Bekezdés_20_alapbetűtípusa"><text:span text:style-name="T1">: GET</text:span></text:span></text:p>
      <text:p text:style-name="P2"/>
      <text:p text:style-name="P2">Returns the service definition record specified by the id path parameter.</text:p>
      <text:p text:style-name="P2"/>
      <text:p text:style-name="P1">Returned JSON structure:</text:p>
      <text:p text:style-name="P2"/>
      <text:p text:style-name="P8">{</text:p>
      <text:p text:style-name="P8"><text:s text:c="2"/>"id": 0,</text:p>
      <text:p text:style-name="P8"><text:s text:c="2"/>"serviceDefinition": "string",</text:p>
      <text:p text:style-name="P8"><text:s text:c="2"/>"createdAt": "string",</text:p>
      <text:p text:style-name="P8"><text:s text:c="2"/>"updatedAt": "string"</text:p>
      <text:p text:style-name="P8">}</text:p>
      <text:p text:style-name="P2"/>
      <text:p text:style-name="P6"><text:span text:style-name="Bekezdés_20_alapbetűtípusa"><text:span text:style-name="T3">4.1.2 version</text:span></text:span><text:span text:style-name="Bekezdés_20_alapbetűtípusa"><text:span text:style-name="T1">: GET /mgmt/services/{serviceId}</text:span></text:span></text:p>
      <text:p text:style-name="P2">The response object did not contain any modification related time stamp information. Interfaces and metadata were part of the service definition entity.</text:p>
      <text:p text:style-name="P2"/>
      <text:p text:style-name="Standard"><text:span text:style-name="Bekezdés_20_alapbetűtípusa"><text:span text:style-name="T2">Uri</text:span></text:span><text:span text:style-name="Bekezdés_20_alapbetűtípusa"><text:span text:style-name="T1">: /serviceregistry/mgmt/services</text:span></text:span></text:p>
      <text:p text:style-name="P6"><text:span text:style-name="Bekezdés_20_alapbetűtípusa"><text:span text:style-name="T2">Type</text:span></text:span><text:span text:style-name="Bekezdés_20_alapbetűtípusa"><text:span text:style-name="T1">: POST</text:span></text:span></text:p>
      <text:p text:style-name="P2"/>
      <text:p text:style-name="P1">Creates service definition record and returns the newly created record.</text:p>
      <text:p text:style-name="P1">Input JSON structure:</text:p>
      <text:p text:style-name="P1"/>
      <text:p text:style-name="P8">{</text:p>
      <text:p text:style-name="P8"><text:s text:c="2"/>"serviceDefinition": "string"</text:p>
      <text:p text:style-name="P8">}</text:p>
      <text:p text:style-name="P1"/>
      <text:p text:style-name="P1">Returned JSON structure:</text:p>
      <text:p text:style-name="P2"/>
      <text:p text:style-name="P8">{</text:p>
      <text:p text:style-name="P8"><text:s text:c="2"/>"id": 0,</text:p>
      <text:p text:style-name="P8"><text:s text:c="2"/>"serviceDefinition": "string",</text:p>
      <text:p text:style-name="P8"><text:s text:c="2"/>"createdAt": "string",</text:p>
      <text:p text:style-name="P8"><text:s text:c="2"/>"updatedAt": "string"</text:p>
      <text:p text:style-name="P8">}</text:p>
      <text:p text:style-name="P2"/>
      <text:p text:style-name="P6"><text:span text:style-name="Bekezdés_20_alapbetűtípusa"><text:span text:style-name="T3">4.1.2 version</text:span></text:span><text:span text:style-name="Bekezdés_20_alapbetűtípusa"><text:span text:style-name="T1">: POST /mgmt/services</text:span></text:span></text:p>
      <text:p text:style-name="P2">In this version interfaces and metadata were part of the service definition entity. The response object did not contain any modification related time stamp information.</text:p>
      <text:p text:style-name="P2"/>
      <text:p text:style-name="Standard"><text:span text:style-name="Bekezdés_20_alapbetűtípusa"><text:span text:style-name="T2">Uri</text:span></text:span><text:span text:style-name="Bekezdés_20_alapbetűtípusa"><text:span text:style-name="T1">: /serviceregistry/mgmt/services/{id}</text:span></text:span></text:p>
      <text:p text:style-name="P6"><text:span text:style-name="Bekezdés_20_alapbetűtípusa"><text:span text:style-name="T2">Type</text:span></text:span><text:span text:style-name="Bekezdés_20_alapbetűtípusa"><text:span text:style-name="T1">: PUT</text:span></text:span></text:p>
      <text:p text:style-name="P2"/>
      <text:p text:style-name="P2">Updates and returns the modified service definition record specified by the id path parameter.</text:p>
      <text:p text:style-name="P2"/>
      <text:p text:style-name="P1">Input JSON structure:</text:p>
      <text:p text:style-name="P1"/>
      <text:p text:style-name="P8">{</text:p>
      <text:p text:style-name="P8"><text:s text:c="2"/>"serviceDefinition": "string"</text:p>
      <text:p text:style-name="P8">}</text:p>
      <text:p text:style-name="P2"/>
      <text:p text:style-name="P1">Returned JSON structure:</text:p>
      <text:p text:style-name="P2"/>
      <text:p text:style-name="P8">{</text:p>
      <text:p text:style-name="P8"><text:s text:c="2"/>"id": 0,</text:p>
      <text:p text:style-name="P8"><text:s text:c="2"/>"serviceDefinition": "string",</text:p>
      <text:p text:style-name="P8"><text:soft-page-break/><text:s text:c="2"/>"createdAt": "string",</text:p>
      <text:p text:style-name="P8"><text:s text:c="2"/>"updatedAt": "string"</text:p>
      <text:p text:style-name="P8">}</text:p>
      <text:p text:style-name="P2"/>
      <text:p text:style-name="P6"><text:span text:style-name="Bekezdés_20_alapbetűtípusa"><text:span text:style-name="T3">4.1.2 version</text:span></text:span><text:span text:style-name="Bekezdés_20_alapbetűtípusa"><text:span text:style-name="T1">: PUT /mgmt/services/{serviceId}</text:span></text:span></text:p>
      <text:p text:style-name="P2">The response object did not contain any modification related time stamp information. Interfaces and metadata were part of the service definition entity.</text:p>
      <text:p text:style-name="P2"/>
      <text:p text:style-name="Standard"><text:span text:style-name="Bekezdés_20_alapbetűtípusa"><text:span text:style-name="T2">Uri</text:span></text:span><text:span text:style-name="Bekezdés_20_alapbetűtípusa"><text:span text:style-name="T1">: /serviceregistry/mgmt/services/{id}</text:span></text:span></text:p>
      <text:p text:style-name="P6"><text:span text:style-name="Bekezdés_20_alapbetűtípusa"><text:span text:style-name="T2">Type</text:span></text:span><text:span text:style-name="Bekezdés_20_alapbetűtípusa"><text:span text:style-name="T1">: PATCH</text:span></text:span></text:p>
      <text:p text:style-name="P2"/>
      <text:p text:style-name="P2">Updates and returns the modified service definition record specified by the id path parameter.</text:p>
      <text:p text:style-name="P2"/>
      <text:p text:style-name="P1">Input JSON structure:</text:p>
      <text:p text:style-name="P1"/>
      <text:p text:style-name="P8">{</text:p>
      <text:p text:style-name="P8"><text:s text:c="2"/>"serviceDefinition": "string"</text:p>
      <text:p text:style-name="P8">}</text:p>
      <text:p text:style-name="P2"/>
      <text:p text:style-name="P1">Returned JSON structure:</text:p>
      <text:p text:style-name="P2"/>
      <text:p text:style-name="P8">{</text:p>
      <text:p text:style-name="P8"><text:s text:c="2"/>"id": 0,</text:p>
      <text:p text:style-name="P8"><text:s text:c="2"/>"serviceDefinition": "string",</text:p>
      <text:p text:style-name="P8"><text:s text:c="2"/>"createdAt": "string",</text:p>
      <text:p text:style-name="P8"><text:s text:c="2"/>"updatedAt": "string"</text:p>
      <text:p text:style-name="P8">}</text:p>
      <text:p text:style-name="P2"/>
      <text:p text:style-name="P6"><text:span text:style-name="Bekezdés_20_alapbetűtípusa"><text:span text:style-name="T3">4.1.2 version</text:span></text:span><text:span text:style-name="Bekezdés_20_alapbetűtípusa"><text:span text:style-name="T1">: Not existed</text:span></text:span></text:p>
      <text:p text:style-name="P2"/>
      <text:p text:style-name="Standard"><text:span text:style-name="Bekezdés_20_alapbetűtípusa"><text:span text:style-name="T2">Uri</text:span></text:span><text:span text:style-name="Bekezdés_20_alapbetűtípusa"><text:span text:style-name="T1">: /serviceregistry/mgmt/services/{id}</text:span></text:span></text:p>
      <text:p text:style-name="P6"><text:span text:style-name="Bekezdés_20_alapbetűtípusa"><text:span text:style-name="T2">Type</text:span></text:span><text:span text:style-name="Bekezdés_20_alapbetűtípusa"><text:span text:style-name="T1">: DELETE</text:span></text:span></text:p>
      <text:p text:style-name="P2"/>
      <text:p text:style-name="P2">Removes the service definition record specified by the id path parameter.</text:p>
      <text:p text:style-name="P2"/>
      <text:p text:style-name="P6"><text:span text:style-name="Bekezdés_20_alapbetűtípusa"><text:span text:style-name="T3">4.1.2 version</text:span></text:span><text:span text:style-name="Bekezdés_20_alapbetűtípusa"><text:span text:style-name="T1">: DELETE /mgmt/services/{serviceId}</text:span></text:span></text:p>
      <text:p text:style-name="P2">This version did return Http 404 (not found), when record was not found by id.</text:p>
      <text:p text:style-name="P2"/>
      <text:p text:style-name="Standard"><text:span text:style-name="Bekezdés_20_alapbetűtípusa"><text:span text:style-name="T2">Uri</text:span></text:span><text:span text:style-name="Bekezdés_20_alapbetűtípusa"><text:span text:style-name="T1">: /serviceregistry/mgmt/systems</text:span></text:span></text:p>
      <text:p text:style-name="P6"><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4">Query params</text:span></text:span>:</text:p>
      <text:list xml:id="list29236480" text:continue-numbering="true" text:style-name="L3">
        <text:list-item>
          <text:p text:style-name="P14"><text:span text:style-name="Bekezdés_20_alapbetűtípusa"><text:span text:style-name="T5">page</text:span></text:span> – zero-based page index (optional),</text:p>
        </text:list-item>
        <text:list-item>
          <text:p text:style-name="P14"><text:span text:style-name="Bekezdés_20_alapbetűtípusa"><text:span text:style-name="T5">item_per_page</text:span></text:span> – maximum number of items returned (optional),</text:p>
        </text:list-item>
        <text:list-item>
          <text:p text:style-name="P15"><text:span text:style-name="Bekezdés_20_alapbetűtípusa"><text:span text:style-name="T5">sort_field</text:span></text:span> – sort field (optional, default: id, possible values: id, systemName, address, port, createdAt, updatedAt),</text:p>
        </text:list-item>
        <text:list-item>
          <text:p text:style-name="P15"><text:span text:style-name="Bekezdés_20_alapbetűtípusa"><text:span text:style-name="T5">direction</text:span></text:span> – direction of sorting (optional, default: ASC, possible values: ASC or DESC)</text:p>
        </text:list-item>
      </text:list>
      <text:p text:style-name="P2"/>
      <text:p text:style-name="P6">Returns a page of system records. If page and item_per_page are not defined, returns all records.</text:p>
      <text:p text:style-name="P2"/>
      <text:p text:style-name="P1">Returned JSON structure:</text:p>
      <text:p text:style-name="P2"/>
      <text:p text:style-name="P8">{</text:p>
      <text:p text:style-name="P8"><text:s text:c="2"/>"data": [</text:p>
      <text:p text:style-name="P8"><text:s text:c="4"/>{</text:p>
      <text:p text:style-name="P8"><text:soft-page-break/><text:s text:c="6"/>"id": 0,</text:p>
      <text:p text:style-name="P8"><text:s text:c="6"/>"systemName": "string",</text:p>
      <text:p text:style-name="P8"><text:s text:c="6"/>"address": "string",</text:p>
      <text:p text:style-name="P8"><text:s text:c="6"/>"port": 0,</text:p>
      <text:p text:style-name="P8"><text:s text:c="6"/>"authenticationInfo": "string",</text:p>
      <text:p text:style-name="P8"><text:s text:c="6"/>"createdAt": "string",</text:p>
      <text:p text:style-name="P8"><text:s text:c="6"/>"updatedAt": "string"</text:p>
      <text:p text:style-name="P8"><text:s text:c="4"/>}</text:p>
      <text:p text:style-name="P8"><text:s text:c="2"/>],</text:p>
      <text:p text:style-name="P8"><text:s text:c="2"/>"count": 0</text:p>
      <text:p text:style-name="P8">}</text:p>
      <text:p text:style-name="P2"/>
      <text:p text:style-name="P6"><text:span text:style-name="Bekezdés_20_alapbetűtípusa"><text:span text:style-name="T3">4.1.2 version</text:span></text:span><text:span text:style-name="Bekezdés_20_alapbetűtípusa"><text:span text:style-name="T1">: GET /mgmt/systems</text:span></text:span></text:p>
      <text:p text:style-name="P2">This version always returned the records in an array of JSON objects. The objects did not contain any modification related time stamp information.</text:p>
      <text:p text:style-name="P2"/>
      <text:p text:style-name="Standard"><text:span text:style-name="Bekezdés_20_alapbetűtípusa"><text:span text:style-name="T2">Uri</text:span></text:span><text:span text:style-name="Bekezdés_20_alapbetűtípusa"><text:span text:style-name="T1">: /serviceregistry/mgmt/systems/{id}</text:span></text:span></text:p>
      <text:p text:style-name="P6"><text:span text:style-name="Bekezdés_20_alapbetűtípusa"><text:span text:style-name="T2">Type</text:span></text:span><text:span text:style-name="Bekezdés_20_alapbetűtípusa"><text:span text:style-name="T1">: GET</text:span></text:span></text:p>
      <text:p text:style-name="P2"/>
      <text:p text:style-name="P2">Returns the system record specified by the id path parameter.</text:p>
      <text:p text:style-name="P2"/>
      <text:p text:style-name="P1">Returned JSON structure:</text:p>
      <text:p text:style-name="P2"/>
      <text:p text:style-name="P8">{</text:p>
      <text:p text:style-name="P8"><text:s text:c="2"/>"id": 0,</text:p>
      <text:p text:style-name="P8"><text:s text:c="2"/>"systemName": "string",</text:p>
      <text:p text:style-name="P8"><text:s text:c="2"/>"address": "string",</text:p>
      <text:p text:style-name="P8"><text:s text:c="2"/>"port": 0,</text:p>
      <text:p text:style-name="P8"><text:s text:c="2"/>"authenticationInfo": "string",</text:p>
      <text:p text:style-name="P8"><text:s text:c="2"/>"createdAt": "string",</text:p>
      <text:p text:style-name="P8"><text:s text:c="2"/>"updatedAt": "string"</text:p>
      <text:p text:style-name="P8">}</text:p>
      <text:p text:style-name="P2"/>
      <text:p text:style-name="P6"><text:span text:style-name="Bekezdés_20_alapbetűtípusa"><text:span text:style-name="T3">4.1.2 version</text:span></text:span><text:span text:style-name="Bekezdés_20_alapbetűtípusa"><text:span text:style-name="T1">: GET /mgmt/systems/{systemId}</text:span></text:span></text:p>
      <text:p text:style-name="P2">In this version the response object did not contain any modification related time stamp information.</text:p>
      <text:p text:style-name="P2"/>
      <text:p text:style-name="Standard"><text:span text:style-name="Bekezdés_20_alapbetűtípusa"><text:span text:style-name="T2">Uri</text:span></text:span><text:span text:style-name="Bekezdés_20_alapbetűtípusa"><text:span text:style-name="T1">: /serviceregistry/mgmt/systems</text:span></text:span></text:p>
      <text:p text:style-name="P6"><text:span text:style-name="Bekezdés_20_alapbetűtípusa"><text:span text:style-name="T2">Type</text:span></text:span><text:span text:style-name="Bekezdés_20_alapbetűtípusa"><text:span text:style-name="T1">: POST</text:span></text:span></text:p>
      <text:p text:style-name="P2"/>
      <text:p text:style-name="P1">Creates system record and returns the newly created record.</text:p>
      <text:p text:style-name="P2"/>
      <text:p text:style-name="P1">Input JSON structure:</text:p>
      <text:p text:style-name="P2"/>
      <text:p text:style-name="P8">{</text:p>
      <text:p text:style-name="P8"><text:s text:c="2"/>"systemName": "string",</text:p>
      <text:p text:style-name="P8"><text:s text:c="2"/>"address": "string",</text:p>
      <text:p text:style-name="P8"><text:s text:c="2"/>"port": 0,</text:p>
      <text:p text:style-name="P8"><text:s text:c="2"/>"authenticationInfo": "string"</text:p>
      <text:p text:style-name="P8">}</text:p>
      <text:p text:style-name="P2"/>
      <text:p text:style-name="P2">Mandatory fields: “systemName”, “address”, “port”</text:p>
      <text:p text:style-name="P2"/>
      <text:p text:style-name="P1">Returned JSON structure:</text:p>
      <text:p text:style-name="P2"/>
      <text:p text:style-name="P8">{</text:p>
      <text:p text:style-name="P8"><text:s text:c="2"/>"id": 0,</text:p>
      <text:p text:style-name="P8"><text:s text:c="2"/>"systemName": "string",</text:p>
      <text:p text:style-name="P8"><text:s text:c="2"/>"address": "string",</text:p>
      <text:p text:style-name="P8"><text:soft-page-break/><text:s text:c="2"/>"port": 0,</text:p>
      <text:p text:style-name="P8"><text:s text:c="2"/>"authenticationInfo": "string",</text:p>
      <text:p text:style-name="P8"><text:s text:c="2"/>"createdAt": "string",</text:p>
      <text:p text:style-name="P8"><text:s text:c="2"/>"updatedAt": "string"</text:p>
      <text:p text:style-name="P8">}</text:p>
      <text:p text:style-name="P2"/>
      <text:p text:style-name="P6"><text:span text:style-name="Bekezdés_20_alapbetűtípusa"><text:span text:style-name="T3">4.1.2 version</text:span></text:span><text:span text:style-name="Bekezdés_20_alapbetűtípusa"><text:span text:style-name="T1">: POST /mgmt/systems</text:span></text:span></text:p>
      <text:p text:style-name="P2">In this version the response object did not contain any modification related time stamp information.</text:p>
      <text:p text:style-name="P2"/>
      <text:p text:style-name="Standard"><text:span text:style-name="Bekezdés_20_alapbetűtípusa"><text:span text:style-name="T2">Uri</text:span></text:span><text:span text:style-name="Bekezdés_20_alapbetűtípusa"><text:span text:style-name="T1">: /serviceregistry/mgmt/systems/{id}</text:span></text:span></text:p>
      <text:p text:style-name="P6"><text:span text:style-name="Bekezdés_20_alapbetűtípusa"><text:span text:style-name="T2">Type</text:span></text:span><text:span text:style-name="Bekezdés_20_alapbetűtípusa"><text:span text:style-name="T1">: PUT</text:span></text:span></text:p>
      <text:p text:style-name="P2"/>
      <text:p text:style-name="P1">Updates and returns the modified system record specified by the id path parameter. Not defined fields are going to be updated to “null” value.</text:p>
      <text:p text:style-name="P2"/>
      <text:p text:style-name="P1">Input JSON structure:</text:p>
      <text:p text:style-name="P2"/>
      <text:p text:style-name="P8">{</text:p>
      <text:p text:style-name="P8"><text:s text:c="2"/>"systemName": "string",</text:p>
      <text:p text:style-name="P8"><text:s text:c="2"/>"address": "string",</text:p>
      <text:p text:style-name="P8"><text:s text:c="2"/>"port": 0,</text:p>
      <text:p text:style-name="P8"><text:s text:c="2"/>"authenticationInfo": "string"</text:p>
      <text:p text:style-name="P8">}</text:p>
      <text:p text:style-name="P2"/>
      <text:p text:style-name="P2">Mandatory fields: “systemName”, “address”, “port”</text:p>
      <text:p text:style-name="P2"/>
      <text:p text:style-name="P1">Returned JSON structure:</text:p>
      <text:p text:style-name="P2"/>
      <text:p text:style-name="P8">{</text:p>
      <text:p text:style-name="P8"><text:s text:c="2"/>"id": 0,</text:p>
      <text:p text:style-name="P8"><text:s text:c="2"/>"systemName": "string",</text:p>
      <text:p text:style-name="P8"><text:s text:c="2"/>"address": "string",</text:p>
      <text:p text:style-name="P8"><text:s text:c="2"/>"port": 0,</text:p>
      <text:p text:style-name="P8"><text:s text:c="2"/>"authenticationInfo": "string",</text:p>
      <text:p text:style-name="P8"><text:s text:c="2"/>"createdAt": "string",</text:p>
      <text:p text:style-name="P8"><text:s text:c="2"/>"updatedAt": "string"</text:p>
      <text:p text:style-name="P8">}</text:p>
      <text:p text:style-name="P2"/>
      <text:p text:style-name="P6"><text:span text:style-name="Bekezdés_20_alapbetűtípusa"><text:span text:style-name="T3">4.1.2 version</text:span></text:span><text:span text:style-name="Bekezdés_20_alapbetűtípusa"><text:span text:style-name="T1">: PUT /mgmt/systems/{systemId}</text:span></text:span></text:p>
      <text:p text:style-name="P2">In this version the response object did not contain any modification related time stamp information.</text:p>
      <text:p text:style-name="P2"/>
      <text:p text:style-name="Standard"><text:span text:style-name="Bekezdés_20_alapbetűtípusa"><text:span text:style-name="T2">Uri</text:span></text:span><text:span text:style-name="Bekezdés_20_alapbetűtípusa"><text:span text:style-name="T1">: /serviceregistry/mgmt/systems/{id}</text:span></text:span></text:p>
      <text:p text:style-name="P6"><text:span text:style-name="Bekezdés_20_alapbetűtípusa"><text:span text:style-name="T2">Type</text:span></text:span><text:span text:style-name="Bekezdés_20_alapbetűtípusa"><text:span text:style-name="T1">: PATCH</text:span></text:span></text:p>
      <text:p text:style-name="P2"/>
      <text:p text:style-name="P1">Updates and returns the modified system record specified by the id path parameter. Not defined fields are going to be NOT updated.</text:p>
      <text:p text:style-name="P1"/>
      <text:p text:style-name="P1">Input JSON structure:</text:p>
      <text:p text:style-name="P2"/>
      <text:p text:style-name="P8">{</text:p>
      <text:p text:style-name="P8"><text:s text:c="2"/>"systemName": "string",</text:p>
      <text:p text:style-name="P8"><text:s text:c="2"/>"address": "string",</text:p>
      <text:p text:style-name="P8"><text:s text:c="2"/>"port": 0,</text:p>
      <text:p text:style-name="P8"><text:s text:c="2"/>"authenticationInfo": "string"</text:p>
      <text:p text:style-name="P8">}</text:p>
      <text:p text:style-name="P2"/>
      <text:p text:style-name="P1">Returned JSON structure:</text:p>
      <text:p text:style-name="P2"><text:soft-page-break/></text:p>
      <text:p text:style-name="P8">{</text:p>
      <text:p text:style-name="P8"><text:s text:c="2"/>"id": 0,</text:p>
      <text:p text:style-name="P8"><text:s text:c="2"/>"systemName": "string",</text:p>
      <text:p text:style-name="P8"><text:s text:c="2"/>"address": "string",</text:p>
      <text:p text:style-name="P8"><text:s text:c="2"/>"port": 0,</text:p>
      <text:p text:style-name="P8"><text:s text:c="2"/>"authenticationInfo": "string",</text:p>
      <text:p text:style-name="P8"><text:s text:c="2"/>"createdAt": "string",</text:p>
      <text:p text:style-name="P8"><text:s text:c="2"/>"updatedAt": "string"</text:p>
      <text:p text:style-name="P8">}</text:p>
      <text:p text:style-name="P2"/>
      <text:p text:style-name="P6"><text:span text:style-name="Bekezdés_20_alapbetűtípusa"><text:span text:style-name="T3">4.1.2 version</text:span></text:span><text:span text:style-name="Bekezdés_20_alapbetűtípusa"><text:span text:style-name="T1">: Not existed</text:span></text:span></text:p>
      <text:p text:style-name="P2"/>
      <text:p text:style-name="Standard"><text:span text:style-name="Bekezdés_20_alapbetűtípusa"><text:span text:style-name="T2">Uri</text:span></text:span><text:span text:style-name="Bekezdés_20_alapbetűtípusa"><text:span text:style-name="T1">: /serviceregistry/mgmt/systems/{id}</text:span></text:span></text:p>
      <text:p text:style-name="P6"><text:span text:style-name="Bekezdés_20_alapbetűtípusa"><text:span text:style-name="T2">Type</text:span></text:span><text:span text:style-name="Bekezdés_20_alapbetűtípusa"><text:span text:style-name="T1">: DELETE</text:span></text:span></text:p>
      <text:p text:style-name="P2"/>
      <text:p text:style-name="P2">Removes the system record specified by the id path parameter.</text:p>
      <text:p text:style-name="P2"/>
      <text:p text:style-name="P6"><text:span text:style-name="Bekezdés_20_alapbetűtípusa"><text:span text:style-name="T3">4.1.2 version</text:span></text:span><text:span text:style-name="Bekezdés_20_alapbetűtípusa"><text:span text:style-name="T1">: DELETE /mgmt/systems/{systemId}</text:span></text:span></text:p>
      <text:p text:style-name="P2">This version did return Http 404 (not found), when record was not found by id.</text:p>
      <text:p text:style-name="P2"/>
      <text:p text:style-name="P5">The following services are no longer exist:</text:p>
      <text:p text:style-name="P5"/>
      <text:list xml:id="list7072582245103350" text:style-name="L5">
        <text:list-item>
          <text:p text:style-name="P13">PUT /mgmt/services</text:p>
        </text:list-item>
        <text:list-item>
          <text:p text:style-name="P13">PUT /mgmgt/systems</text:p>
        </text:list-item>
        <text:list-item>
          <text:p text:style-name="P13">GET /serviceregistry/mgmt</text:p>
        </text:list-item>
        <text:list-item>
          <text:p text:style-name="P13">GET /serviceregistry/mgmt/systemId/{systemId}</text:p>
        </text:list-item>
        <text:list-item>
          <text:p text:style-name="P13">GET /serviceregistry/mgmt/serviceId/{serviceId}/providers</text:p>
        </text:list-item>
        <text:list-item>
          <text:p text:style-name="P13">PUT /serviceregistry/mgmt/query</text:p>
        </text:list-item>
        <text:list-item>
          <text:p text:style-name="P13">PUT /serviceregistry/mgmt/subscriptions/{id}</text:p>
        </text:list-item>
        <text:list-item>
          <text:p text:style-name="P13">PUT /serviceregistry/support/remove</text:p>
        </text:list-item>
        <text:list-item>
          <text:p text:style-name="P13">DELETE /serviceregistry/mgmt/all</text:p>
        </text:list-item>
      </text:list>
      <text:h text:style-name="P19" text:outline-level="2">Private Services</text:h>
      <text:p text:style-name="P6"><text:span text:style-name="Bekezdés_20_alapbetűtípusa"><text:span text:style-name="T1">These services can only be used by other core services, therefore they are not part of the public AP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á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Képaláírás"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Bekezdés_20_alapbetűtípusa" style:display-name="Bekezdés alapbetűtípusa"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 B</meta:initial-creator>
    <dc:creator>Tamás Bordi</dc:creator>
    <meta:creation-date>2019-09-18T09:30:00Z</meta:creation-date>
    <dc:date>2019-10-04T09:01:39.94</dc:date>
    <meta:editing-cycles>511</meta:editing-cycles>
    <meta:editing-duration>PT28S</meta:editing-duration>
    <meta:document-statistic meta:table-count="0" meta:image-count="0" meta:object-count="0" meta:page-count="19" meta:paragraph-count="876" meta:word-count="2978" meta:character-count="26007"/>
    <meta:template xlink:type="simple" xlink:actuate="onRequest" xlink:title="" xlink:href="Normal"/>
  </office:meta>
</office:document-meta>
</file>